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77bc65"/>
    </style:style>
    <style:style style:name="ce16" style:family="table-cell" style:parent-style-name="Default" style:data-style-name="N10000"/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#ffff00"/>
    </style:style>
    <style:style style:name="ce9" style:family="table-cell" style:parent-style-name="Default" style:data-style-name="N114"/>
    <style:style style:name="ce1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/>
    <style:style style:name="ce21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ackground-color="#ff8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2100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office:annotation draw:style-name="gr1" draw:text-style-name="P2" svg:width="2.899cm" svg:height="1.799cm" svg:x="3.35cm" svg:y="0cm" draw:caption-point-x="-0.61cm" draw:caption-point-y="0.01cm">
              <dc:date>2023-11-19T00:00:00</dc:date>
              <text:p text:style-name="P1"><text:span text:style-name="T1">RE</text:span></text:p>
            </office:annotation>
            <text:p>2180</text:p>
          </table:table-cell>
          <table:table-cell office:value-type="float" office:value="150" calcext:value-type="float">
            <office:annotation draw:style-name="gr1" draw:text-style-name="P2" svg:width="2.899cm" svg:height="1.799cm" svg:x="5.608cm" svg:y="0cm" draw:caption-point-x="-0.61cm" draw:caption-point-y="0.01cm">
              <dc:date>2023-11-19T00:00:00</dc:date>
              <text:p text:style-name="P1"><text:span text:style-name="T1">IRL</text:span></text:p>
            </office:annotation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1" office:value-type="string" calcext:value-type="string">
            <text:p>Door 1</text:p>
          </table:table-cell>
          <table:table-cell office:value-type="string" calcext:value-type="string">
            <text:p>Type 11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office:annotation draw:style-name="gr1" draw:text-style-name="P2" svg:width="2.899cm" svg:height="1.799cm" svg:x="3.35cm" svg:y="0cm" draw:caption-point-x="-0.61cm" draw:caption-point-y="0.462cm">
              <dc:date>2023-11-19T00:00:00</dc:date>
              <text:p text:style-name="P1"><text:span text:style-name="T1">Morrowind</text:span></text:p>
            </office:annotation>
            <text:p>130</text:p>
          </table:table-cell>
          <table:table-cell office:value-type="float" office:value="160" calcext:value-type="float">
            <office:annotation draw:style-name="gr1" draw:text-style-name="P2" svg:width="2.899cm" svg:height="1.799cm" svg:x="5.608cm" svg:y="0cm" draw:caption-point-x="-0.61cm" draw:caption-point-y="0.462cm">
              <dc:date>2023-11-19T00:00:00</dc:date>
              <text:p text:style-name="P1"><text:span text:style-name="T1">IRL</text:span></text:p>
            </office:annotation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5332" calcext:value-type="float">
            <text:p>-15332</text:p>
          </table:table-cell>
          <table:table-cell table:formula="of:=ROUND([.J2]/([.$A$1]/[.$B$1])*([.$A$2]/[.$B$2]);0)" office:value-type="float" office:value="-857" calcext:value-type="float">
            <text:p>-857</text:p>
          </table:table-cell>
          <table:table-cell table:number-columns-repeated="2"/>
          <table:table-cell table:formula="of:=ROUND([.M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660" calcext:value-type="float">
            <text:p>-660</text:p>
          </table:table-cell>
          <table:table-cell table:number-columns-repeated="2"/>
          <table:table-cell table:formula="of:=ROUND([.M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1799" calcext:value-type="float">
            <text:p>-11799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00',CAMERA={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00',CAMERA={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00</text:p>
          </table:table-cell>
          <table:table-cell table:formula="of:=CONCATENATE([.$A$7];UPPER([.B8]))" office:value-type="string" office:string-value="RE2ROOM1000CAM0" calcext:value-type="string">
            <text:p>RE2ROOM1000CAM0</text:p>
          </table:table-cell>
          <table:table-cell table:number-columns-repeated="3"/>
          <table:table-cell table:formula="of:=CONCATENATE([.$A$7];UPPER([.F8]))" office:value-type="string" office:string-value="RE2ROOM1000CAM1" calcext:value-type="string">
            <text:p>RE2ROOM1000CAM1</text:p>
          </table:table-cell>
          <table:table-cell table:number-columns-repeated="3"/>
          <table:table-cell table:formula="of:=CONCATENATE([.$A$7];UPPER([.J8]))" office:value-type="string" office:string-value="RE2ROOM1000CAM2" calcext:value-type="string">
            <text:p>RE2ROOM1000CAM2</text:p>
          </table:table-cell>
          <table:table-cell table:number-columns-repeated="3"/>
          <table:table-cell table:formula="of:=CONCATENATE([.$A$7];UPPER([.N8]))" office:value-type="string" office:string-value="RE2ROOM1000CAM3" calcext:value-type="string">
            <text:p>RE2ROOM1000CAM3</text:p>
          </table:table-cell>
          <table:table-cell table:number-columns-repeated="3"/>
          <table:table-cell table:formula="of:=CONCATENATE([.$A$7];UPPER([.R8]))" office:value-type="string" office:string-value="RE2ROOM1000CAM4" calcext:value-type="string">
            <text:p>RE2ROOM1000CAM4</text:p>
          </table:table-cell>
          <table:table-cell table:number-columns-repeated="3"/>
          <table:table-cell table:formula="of:=CONCATENATE([.$A$7];UPPER([.V8]))" office:value-type="string" office:string-value="RE2ROOM1000CAM5" calcext:value-type="string">
            <text:p>RE2ROOM1000CAM5</text:p>
          </table:table-cell>
          <table:table-cell table:number-columns-repeated="3"/>
          <table:table-cell table:formula="of:=CONCATENATE([.$A$7];UPPER([.Z8]))" office:value-type="string" office:string-value="RE2ROOM1000CAM6" calcext:value-type="string">
            <text:p>RE2ROOM1000CAM6</text:p>
          </table:table-cell>
          <table:table-cell table:number-columns-repeated="3"/>
          <table:table-cell table:formula="of:=CONCATENATE([.$A$7];UPPER([.AD8]))" office:value-type="string" office:string-value="RE2ROOM1000CAM7" calcext:value-type="string">
            <text:p>RE2ROOM1000CAM7</text:p>
          </table:table-cell>
          <table:table-cell table:number-columns-repeated="3"/>
          <table:table-cell table:formula="of:=CONCATENATE([.$A$7];UPPER([.AH8]))" office:value-type="string" office:string-value="RE2ROOM1000CAM8" calcext:value-type="string">
            <text:p>RE2ROOM1000CAM8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80" calcext:value-type="float">
            <text:p>21180</text:p>
          </table:table-cell>
          <table:table-cell table:formula="of:=ROUND([.B10]/([.$A$1]/[.$B$1])*([.$A$2]/[.$B$2]);0)" office:value-type="float" office:value="1184" calcext:value-type="float">
            <text:p>1184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112" calcext:value-type="float">
            <text:p>-112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999" calcext:value-type="float">
            <text:p>-19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1635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11268" calcext:value-type="float">
            <text:p>11268</text:p>
          </table:table-cell>
          <table:table-cell table:style-name="ce11" table:formula="of:=ROUND([.B15]/([.$A$1]/[.$B$1])*([.$A$2]/[.$B$2]);0)" office:value-type="float" office:value="630" calcext:value-type="float">
            <text:p>630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10512" calcext:value-type="float">
            <text:p>10512</text:p>
          </table:table-cell>
          <table:table-cell table:style-name="ce11" table:formula="of:=ROUND([.F15]/([.$A$1]/[.$B$1])*([.$A$2]/[.$B$2]);0)" office:value-type="float" office:value="588" calcext:value-type="float">
            <text:p>588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2610" calcext:value-type="float">
            <text:p>2610</text:p>
          </table:table-cell>
          <table:table-cell table:style-name="ce11" table:formula="of:=ROUND([.J15]/([.$A$1]/[.$B$1])*([.$A$2]/[.$B$2]);0)" office:value-type="float" office:value="146" calcext:value-type="float">
            <text:p>146</text:p>
          </table:table-cell>
          <table:table-cell table:style-name="ce11" table:formula="of:=IF([.K15]&lt;[.K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206" calcext:value-type="float">
            <text:p>-1206</text:p>
          </table:table-cell>
          <table:table-cell table:style-name="ce11" table:formula="of:=ROUND([.N15]/([.$A$1]/[.$B$1])*([.$A$2]/[.$B$2]);0)" office:value-type="float" office:value="-67" calcext:value-type="float">
            <text:p>-67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9342" calcext:value-type="float">
            <text:p>-9342</text:p>
          </table:table-cell>
          <table:table-cell table:style-name="ce11" table:formula="of:=ROUND([.R15]/([.$A$1]/[.$B$1])*([.$A$2]/[.$B$2]);0)" office:value-type="float" office:value="-522" calcext:value-type="float">
            <text:p>-522</text:p>
          </table:table-cell>
          <table:table-cell table:style-name="ce11" table:formula="of:=IF([.S15]&lt;[.S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4958" calcext:value-type="float">
            <text:p>-14958</text:p>
          </table:table-cell>
          <table:table-cell table:style-name="ce11" table:formula="of:=ROUND([.V15]/([.$A$1]/[.$B$1])*([.$A$2]/[.$B$2]);0)" office:value-type="float" office:value="-836" calcext:value-type="float">
            <text:p>-836</text:p>
          </table:table-cell>
          <table:table-cell table:style-name="ce11" table:formula="of:=IF([.W15]&lt;[.W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624" calcext:value-type="float">
            <text:p>-15624</text:p>
          </table:table-cell>
          <table:table-cell table:style-name="ce11" table:formula="of:=ROUND([.Z15]/([.$A$1]/[.$B$1])*([.$A$2]/[.$B$2]);0)" office:value-type="float" office:value="-873" calcext:value-type="float">
            <text:p>-873</text:p>
          </table:table-cell>
          <table:table-cell table:style-name="ce11" table:formula="of:=IF([.AA15]&lt;[.AA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318" calcext:value-type="float">
            <text:p>-15318</text:p>
          </table:table-cell>
          <table:table-cell table:style-name="ce11" table:formula="of:=ROUND([.AD15]/([.$A$1]/[.$B$1])*([.$A$2]/[.$B$2]);0)" office:value-type="float" office:value="-856" calcext:value-type="float">
            <text:p>-856</text:p>
          </table:table-cell>
          <table:table-cell table:style-name="ce11" table:formula="of:=IF([.AE15]&lt;[.AE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2996" calcext:value-type="float">
            <text:p>-12996</text:p>
          </table:table-cell>
          <table:table-cell table:style-name="ce11" table:formula="of:=ROUND([.AH15]/([.$A$1]/[.$B$1])*([.$A$2]/[.$B$2]);0)" office:value-type="float" office:value="-727" calcext:value-type="float">
            <text:p>-727</text:p>
          </table:table-cell>
          <table:table-cell table:style-name="ce11" table:formula="of:=IF([.AI15]&lt;[.AI18];&quot;+&quot;;&quot;-&quot;)" office:value-type="string" office:string-value="-" calcext:value-type="string">
            <text:p>-</text:p>
          </table:table-cell>
          <table:table-cell table:style-name="ce11" table:number-columns-repeated="16348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2664" calcext:value-type="float">
            <text:p>-2664</text:p>
          </table:table-cell>
          <table:table-cell table:style-name="ce12" table:formula="of:=ROUND([.B17]/([.$A$1]/[.$B$1])*([.$A$2]/[.$B$2]);0)" office:value-type="float" office:value="-201" calcext:value-type="float">
            <text:p>-201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F17]/([.$A$1]/[.$B$1])*([.$A$2]/[.$B$2]);0)" office:value-type="float" office:value="-474" calcext:value-type="float">
            <text:p>-474</text:p>
          </table:table-cell>
          <table:table-cell table:style-name="ce12" table:formula="of:=IF([.G16]&lt;[.G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J17]/([.$A$1]/[.$B$1])*([.$A$2]/[.$B$2]);0)" office:value-type="float" office:value="-446" calcext:value-type="float">
            <text:p>-446</text:p>
          </table:table-cell>
          <table:table-cell table:style-name="ce12" table:formula="of:=IF([.K16]&lt;[.K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N17]/([.$A$1]/[.$B$1])*([.$A$2]/[.$B$2]);0)" office:value-type="float" office:value="-490" calcext:value-type="float">
            <text:p>-490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R17]/([.$A$1]/[.$B$1])*([.$A$2]/[.$B$2]);0)" office:value-type="float" office:value="-463" calcext:value-type="float">
            <text:p>-463</text:p>
          </table:table-cell>
          <table:table-cell table:style-name="ce12" table:formula="of:=IF([.S16]&lt;[.S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752" calcext:value-type="float">
            <text:p>-4752</text:p>
          </table:table-cell>
          <table:table-cell table:style-name="ce12" table:formula="of:=ROUND([.V17]/([.$A$1]/[.$B$1])*([.$A$2]/[.$B$2]);0)" office:value-type="float" office:value="-575" calcext:value-type="float">
            <text:p>-575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024" calcext:value-type="float">
            <text:p>-3024</text:p>
          </table:table-cell>
          <table:table-cell table:style-name="ce12" table:formula="of:=ROUND([.Z17]/([.$A$1]/[.$B$1])*([.$A$2]/[.$B$2]);0)" office:value-type="float" office:value="-935" calcext:value-type="float">
            <text:p>-93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132" calcext:value-type="float">
            <text:p>-3132</text:p>
          </table:table-cell>
          <table:table-cell table:style-name="ce12" table:formula="of:=ROUND([.AD17]/([.$A$1]/[.$B$1])*([.$A$2]/[.$B$2]);0)" office:value-type="float" office:value="-278" calcext:value-type="float">
            <text:p>-278</text:p>
          </table:table-cell>
          <table:table-cell table:style-name="ce12" table:formula="of:=IF([.AE16]&lt;[.AE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006" calcext:value-type="float">
            <text:p>-3006</text:p>
          </table:table-cell>
          <table:table-cell table:style-name="ce12" table:formula="of:=ROUND([.AH17]/([.$A$1]/[.$B$1])*([.$A$2]/[.$B$2]);0)" office:value-type="float" office:value="-896" calcext:value-type="float">
            <text:p>-896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 table:number-columns-repeated="16348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3600" calcext:value-type="float">
            <text:p>-3600</text:p>
          </table:table-cell>
          <table:table-cell table:style-name="ce13" table:formula="of:=ROUND(-1*[.B16]/([.$A$1]/[.$B$1])*([.$A$2]/[.$B$2]);0)" office:value-type="float" office:value="149" calcext:value-type="float">
            <text:p>149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478" calcext:value-type="float">
            <text:p>-8478</text:p>
          </table:table-cell>
          <table:table-cell table:style-name="ce13" table:formula="of:=ROUND(-1*[.F16]/([.$A$1]/[.$B$1])*([.$A$2]/[.$B$2]);0)" office:value-type="float" office:value="248" calcext:value-type="float">
            <text:p>248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7974" calcext:value-type="float">
            <text:p>-7974</text:p>
          </table:table-cell>
          <table:table-cell table:style-name="ce13" table:formula="of:=ROUND(-1*[.J16]/([.$A$1]/[.$B$1])*([.$A$2]/[.$B$2]);0)" office:value-type="float" office:value="248" calcext:value-type="float">
            <text:p>24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766" calcext:value-type="float">
            <text:p>-8766</text:p>
          </table:table-cell>
          <table:table-cell table:style-name="ce13" table:formula="of:=ROUND(-1*[.N16]/([.$A$1]/[.$B$1])*([.$A$2]/[.$B$2]);0)" office:value-type="float" office:value="248" calcext:value-type="float">
            <text:p>248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280" calcext:value-type="float">
            <text:p>-8280</text:p>
          </table:table-cell>
          <table:table-cell table:style-name="ce13" table:formula="of:=ROUND(-1*[.R16]/([.$A$1]/[.$B$1])*([.$A$2]/[.$B$2]);0)" office:value-type="float" office:value="248" calcext:value-type="float">
            <text:p>248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278" calcext:value-type="float">
            <text:p>-10278</text:p>
          </table:table-cell>
          <table:table-cell table:style-name="ce13" table:formula="of:=ROUND(-1*[.V16]/([.$A$1]/[.$B$1])*([.$A$2]/[.$B$2]);0)" office:value-type="float" office:value="266" calcext:value-type="float">
            <text:p>266</text:p>
          </table:table-cell>
          <table:table-cell table:style-name="ce13" table:formula="of:=IF([.W17]&lt;[.W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Z16]/([.$A$1]/[.$B$1])*([.$A$2]/[.$B$2]);0)" office:value-type="float" office:value="169" calcext:value-type="float">
            <text:p>169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4968" calcext:value-type="float">
            <text:p>-4968</text:p>
          </table:table-cell>
          <table:table-cell table:style-name="ce13" table:formula="of:=ROUND(-1*[.AD16]/([.$A$1]/[.$B$1])*([.$A$2]/[.$B$2]);0)" office:value-type="float" office:value="175" calcext:value-type="float">
            <text:p>175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20" calcext:value-type="float">
            <text:p>-16020</text:p>
          </table:table-cell>
          <table:table-cell table:style-name="ce13" table:formula="of:=ROUND(-1*[.AH16]/([.$A$1]/[.$B$1])*([.$A$2]/[.$B$2]);0)" office:value-type="float" office:value="168" calcext:value-type="float">
            <text:p>168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 table:number-columns-repeated="16348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22356" calcext:value-type="float">
            <text:p>22356</text:p>
          </table:table-cell>
          <table:table-cell table:style-name="ce14" table:formula="of:=ROUND([.B18]/([.$A$1]/[.$B$1])*([.$A$2]/[.$B$2]);0)" office:value-type="float" office:value="1250" calcext:value-type="float">
            <text:p>1250</text:p>
          </table:table-cell>
          <table:table-cell table:style-name="ce14" table:number-columns-repeated="2"/>
          <table:table-cell table:style-name="ce14" office:value-type="float" office:value="14328" calcext:value-type="float">
            <text:p>14328</text:p>
          </table:table-cell>
          <table:table-cell table:style-name="ce14" table:formula="of:=ROUND([.F18]/([.$A$1]/[.$B$1])*([.$A$2]/[.$B$2]);0)" office:value-type="float" office:value="801" calcext:value-type="float">
            <text:p>801</text:p>
          </table:table-cell>
          <table:table-cell table:style-name="ce14" table:number-columns-repeated="2"/>
          <table:table-cell table:style-name="ce14" office:value-type="float" office:value="6246" calcext:value-type="float">
            <text:p>6246</text:p>
          </table:table-cell>
          <table:table-cell table:style-name="ce14" table:formula="of:=ROUND([.J18]/([.$A$1]/[.$B$1])*([.$A$2]/[.$B$2]);0)" office:value-type="float" office:value="349" calcext:value-type="float">
            <text:p>349</text:p>
          </table:table-cell>
          <table:table-cell table:style-name="ce14" table:number-columns-repeated="2"/>
          <table:table-cell table:style-name="ce14" office:value-type="float" office:value="-4554" calcext:value-type="float">
            <text:p>-4554</text:p>
          </table:table-cell>
          <table:table-cell table:style-name="ce14" table:formula="of:=ROUND([.N18]/([.$A$1]/[.$B$1])*([.$A$2]/[.$B$2]);0)" office:value-type="float" office:value="-255" calcext:value-type="float">
            <text:p>-255</text:p>
          </table:table-cell>
          <table:table-cell table:style-name="ce14" table:number-columns-repeated="2"/>
          <table:table-cell table:style-name="ce14" office:value-type="float" office:value="-12834" calcext:value-type="float">
            <text:p>-12834</text:p>
          </table:table-cell>
          <table:table-cell table:style-name="ce14" table:formula="of:=ROUND([.R18]/([.$A$1]/[.$B$1])*([.$A$2]/[.$B$2]);0)" office:value-type="float" office:value="-717" calcext:value-type="float">
            <text:p>-717</text:p>
          </table:table-cell>
          <table:table-cell table:style-name="ce14" table:number-columns-repeated="2"/>
          <table:table-cell table:style-name="ce14" office:value-type="float" office:value="-20736" calcext:value-type="float">
            <text:p>-20736</text:p>
          </table:table-cell>
          <table:table-cell table:style-name="ce14" table:formula="of:=ROUND([.V18]/([.$A$1]/[.$B$1])*([.$A$2]/[.$B$2]);0)" office:value-type="float" office:value="-1159" calcext:value-type="float">
            <text:p>-1159</text:p>
          </table:table-cell>
          <table:table-cell table:style-name="ce14" table:number-columns-repeated="2"/>
          <table:table-cell table:style-name="ce14" office:value-type="float" office:value="-20502" calcext:value-type="float">
            <text:p>-20502</text:p>
          </table:table-cell>
          <table:table-cell table:style-name="ce14" table:formula="of:=ROUND([.Z18]/([.$A$1]/[.$B$1])*([.$A$2]/[.$B$2]);0)" office:value-type="float" office:value="-1146" calcext:value-type="float">
            <text:p>-1146</text:p>
          </table:table-cell>
          <table:table-cell table:style-name="ce14" table:number-columns-repeated="2"/>
          <table:table-cell table:style-name="ce14" office:value-type="float" office:value="-18846" calcext:value-type="float">
            <text:p>-18846</text:p>
          </table:table-cell>
          <table:table-cell table:style-name="ce14" table:formula="of:=ROUND([.AD18]/([.$A$1]/[.$B$1])*([.$A$2]/[.$B$2]);0)" office:value-type="float" office:value="-1054" calcext:value-type="float">
            <text:p>-1054</text:p>
          </table:table-cell>
          <table:table-cell table:style-name="ce14" table:number-columns-repeated="2"/>
          <table:table-cell table:style-name="ce14" office:value-type="float" office:value="-18324" calcext:value-type="float">
            <text:p>-18324</text:p>
          </table:table-cell>
          <table:table-cell table:style-name="ce14" table:formula="of:=ROUND([.AH18]/([.$A$1]/[.$B$1])*([.$A$2]/[.$B$2]);0)" office:value-type="float" office:value="-1024" calcext:value-type="float">
            <text:p>-1024</text:p>
          </table:table-cell>
          <table:table-cell table:style-name="ce14" table:number-columns-repeated="16349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2466" calcext:value-type="float">
            <text:p>-2466</text:p>
          </table:table-cell>
          <table:table-cell table:style-name="ce15" table:formula="of:=ROUND([.B20]/([.$A$1]/[.$B$1])*([.$A$2]/[.$B$2]);0)" office:value-type="float" office:value="29" calcext:value-type="float">
            <text:p>29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F20]/([.$A$1]/[.$B$1])*([.$A$2]/[.$B$2]);0)" office:value-type="float" office:value="338" calcext:value-type="float">
            <text:p>338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J20]/([.$A$1]/[.$B$1])*([.$A$2]/[.$B$2]);0)" office:value-type="float" office:value="447" calcext:value-type="float">
            <text:p>447</text:p>
          </table:table-cell>
          <table:table-cell table:style-name="ce15" table:number-columns-repeated="2"/>
          <table:table-cell table:style-name="ce15" office:value-type="float" office:value="234" calcext:value-type="float">
            <text:p>234</text:p>
          </table:table-cell>
          <table:table-cell table:style-name="ce15" table:formula="of:=ROUND([.N20]/([.$A$1]/[.$B$1])*([.$A$2]/[.$B$2]);0)" office:value-type="float" office:value="307" calcext:value-type="float">
            <text:p>307</text:p>
          </table:table-cell>
          <table:table-cell table:style-name="ce15" table:number-columns-repeated="2"/>
          <table:table-cell table:style-name="ce15" office:value-type="float" office:value="108" calcext:value-type="float">
            <text:p>108</text:p>
          </table:table-cell>
          <table:table-cell table:style-name="ce15" table:formula="of:=ROUND([.R20]/([.$A$1]/[.$B$1])*([.$A$2]/[.$B$2]);0)" office:value-type="float" office:value="277" calcext:value-type="float">
            <text:p>277</text:p>
          </table:table-cell>
          <table:table-cell table:style-name="ce15" table:number-columns-repeated="2"/>
          <table:table-cell table:style-name="ce15" office:value-type="float" office:value="-54" calcext:value-type="float">
            <text:p>-54</text:p>
          </table:table-cell>
          <table:table-cell table:style-name="ce15" table:formula="of:=ROUND([.V20]/([.$A$1]/[.$B$1])*([.$A$2]/[.$B$2]);0)" office:value-type="float" office:value="145" calcext:value-type="float">
            <text:p>145</text:p>
          </table:table-cell>
          <table:table-cell table:style-name="ce15" table:number-columns-repeated="2"/>
          <table:table-cell table:style-name="ce15" office:value-type="float" office:value="-882" calcext:value-type="float">
            <text:p>-882</text:p>
          </table:table-cell>
          <table:table-cell table:style-name="ce15" table:formula="of:=ROUND([.Z20]/([.$A$1]/[.$B$1])*([.$A$2]/[.$B$2]);0)" office:value-type="float" office:value="168" calcext:value-type="float">
            <text:p>168</text:p>
          </table:table-cell>
          <table:table-cell table:style-name="ce15" table:number-columns-repeated="2"/>
          <table:table-cell table:style-name="ce15" office:value-type="float" office:value="-2592" calcext:value-type="float">
            <text:p>-2592</text:p>
          </table:table-cell>
          <table:table-cell table:style-name="ce15" table:formula="of:=ROUND([.AD20]/([.$A$1]/[.$B$1])*([.$A$2]/[.$B$2]);0)" office:value-type="float" office:value="-935" calcext:value-type="float">
            <text:p>-935</text:p>
          </table:table-cell>
          <table:table-cell table:style-name="ce15" table:number-columns-repeated="2"/>
          <table:table-cell table:style-name="ce15" office:value-type="float" office:value="-2844" calcext:value-type="float">
            <text:p>-2844</text:p>
          </table:table-cell>
          <table:table-cell table:style-name="ce15" table:formula="of:=ROUND([.AH20]/([.$A$1]/[.$B$1])*([.$A$2]/[.$B$2]);0)" office:value-type="float" office:value="-1168" calcext:value-type="float">
            <text:p>-1168</text:p>
          </table:table-cell>
          <table:table-cell table:style-name="ce15" table:number-columns-repeated="16349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522" calcext:value-type="float">
            <text:p>522</text:p>
          </table:table-cell>
          <table:table-cell table:formula="of:=ROUND(-1*[.B19]/([.$A$1]/[.$B$1])*([.$A$2]/[.$B$2]);0)" office:value-type="float" office:value="138" calcext:value-type="float">
            <text:p>138</text:p>
          </table:table-cell>
          <table:table-cell table:number-columns-repeated="2"/>
          <table:table-cell office:value-type="float" office:value="6046" calcext:value-type="float">
            <text:p>6046</text:p>
          </table:table-cell>
          <table:table-cell table:formula="of:=ROUND(-1*[.F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7992" calcext:value-type="float">
            <text:p>7992</text:p>
          </table:table-cell>
          <table:table-cell table:formula="of:=ROUND(-1*[.J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5490" calcext:value-type="float">
            <text:p>5490</text:p>
          </table:table-cell>
          <table:table-cell table:formula="of:=ROUND(-1*[.N19]/([.$A$1]/[.$B$1])*([.$A$2]/[.$B$2]);0)" office:value-type="float" office:value="-13" calcext:value-type="float">
            <text:p>-13</text:p>
          </table:table-cell>
          <table:table-cell table:number-columns-repeated="2"/>
          <table:table-cell office:value-type="float" office:value="4950" calcext:value-type="float">
            <text:p>4950</text:p>
          </table:table-cell>
          <table:table-cell table:formula="of:=ROUND(-1*[.R19]/([.$A$1]/[.$B$1])*([.$A$2]/[.$B$2]);0)" office:value-type="float" office:value="-6" calcext:value-type="float">
            <text:p>-6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table:formula="of:=ROUND(-1*[.V19]/([.$A$1]/[.$B$1])*([.$A$2]/[.$B$2]);0)" office:value-type="float" office:value="3" calcext:value-type="float">
            <text:p>3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formula="of:=ROUND(-1*[.Z19]/([.$A$1]/[.$B$1])*([.$A$2]/[.$B$2]);0)" office:value-type="float" office:value="49" calcext:value-type="float">
            <text:p>49</text:p>
          </table:table-cell>
          <table:table-cell table:number-columns-repeated="2"/>
          <table:table-cell office:value-type="float" office:value="-16722" calcext:value-type="float">
            <text:p>-16722</text:p>
          </table:table-cell>
          <table:table-cell table:formula="of:=ROUND(-1*[.AD19]/([.$A$1]/[.$B$1])*([.$A$2]/[.$B$2]);0)" office:value-type="float" office:value="145" calcext:value-type="float">
            <text:p>145</text:p>
          </table:table-cell>
          <table:table-cell table:number-columns-repeated="2"/>
          <table:table-cell office:value-type="float" office:value="-20898" calcext:value-type="float">
            <text:p>-20898</text:p>
          </table:table-cell>
          <table:table-cell table:formula="of:=ROUND(-1*[.AH19]/([.$A$1]/[.$B$1])*([.$A$2]/[.$B$2]);0)" office:value-type="float" office:value="159" calcext:value-type="float">
            <text:p>159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9" table:formula="of:=SQRT(POWER(([.C18]-[.C15]);2)+POWER(([.C19]-[.C16]);2))" office:value-type="float" office:value="661.286624694618" calcext:value-type="float">
            <text:p>66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G18]-[.G15]);2)+POWER(([.G19]-[.G16]);2))" office:value-type="float" office:value="839.471857777258" calcext:value-type="float">
            <text:p>83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K18]-[.K15]);2)+POWER(([.K19]-[.K16]);2))" office:value-type="float" office:value="915.782725322988" calcext:value-type="float">
            <text:p>91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O18]-[.O15]);2)+POWER(([.O19]-[.O16]);2))" office:value-type="float" office:value="818.873006027186" calcext:value-type="float">
            <text:p>81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S18]-[.S15]);2)+POWER(([.S19]-[.S16]);2))" office:value-type="float" office:value="765.261393250698" calcext:value-type="float">
            <text:p>76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W18]-[.W15]);2)+POWER(([.W19]-[.W16]);2))" office:value-type="float" office:value="789.13180141216" calcext:value-type="float">
            <text:p>78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A18]-[.AA15]);2)+POWER(([.AA19]-[.AA16]);2))" office:value-type="float" office:value="1136.28253528777" calcext:value-type="float">
            <text:p>11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E18]-[.AE15]);2)+POWER(([.AE19]-[.AE16]);2))" office:value-type="float" office:value="686.187292216928" calcext:value-type="float">
            <text:p>68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I18]-[.AI15]);2)+POWER(([.AI19]-[.AI16]);2))" office:value-type="float" office:value="402.731920761193" calcext:value-type="float">
            <text:p>40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ASIN(([.C20]-[.C17])/-[.C21]);4)" office:value-type="float" office:value="0.0166" calcext:value-type="float">
            <text:p>0,0166</text:p>
          </table:table-cell>
          <table:table-cell table:style-name="ce19" office:value-type="string" calcext:value-type="string">
            <text:p>Distance</text:p>
          </table:table-cell>
          <table:table-cell table:number-columns-repeated="2"/>
          <table:table-cell table:formula="of:=ROUND(ASIN(([.G20]-[.G17])/-[.G21]);4)" office:value-type="float" office:value="0.3249" calcext:value-type="float">
            <text:p>0,3249</text:p>
          </table:table-cell>
          <table:table-cell table:number-columns-repeated="3"/>
          <table:table-cell table:formula="of:=ROUND(ASIN(([.K20]-[.K17])/-[.K21]);4)" office:value-type="float" office:value="0.297" calcext:value-type="float">
            <text:p>0,297</text:p>
          </table:table-cell>
          <table:table-cell table:number-columns-repeated="3"/>
          <table:table-cell table:formula="of:=ROUND(ASIN(([.O20]-[.O17])/-[.O21]);4)" office:value-type="float" office:value="0.3244" calcext:value-type="float">
            <text:p>0,3244</text:p>
          </table:table-cell>
          <table:table-cell table:number-columns-repeated="3"/>
          <table:table-cell table:formula="of:=ROUND(ASIN(([.S20]-[.S17])/-[.S21]);4)" office:value-type="float" office:value="0.3383" calcext:value-type="float">
            <text:p>0,3383</text:p>
          </table:table-cell>
          <table:table-cell table:number-columns-repeated="3"/>
          <table:table-cell table:formula="of:=ROUND(ASIN(([.W20]-[.W17])/-[.W21]);4)" office:value-type="float" office:value="0.3398" calcext:value-type="float">
            <text:p>0,3398</text:p>
          </table:table-cell>
          <table:table-cell table:number-columns-repeated="3"/>
          <table:table-cell table:formula="of:=ROUND(ASIN(([.AA20]-[.AA17])/-[.AA21]);4)" office:value-type="float" office:value="0.1058" calcext:value-type="float">
            <text:p>0,1058</text:p>
          </table:table-cell>
          <table:table-cell table:number-columns-repeated="3"/>
          <table:table-cell table:formula="of:=ROUND(ASIN(([.AE20]-[.AE17])/-[.AE21]);4)" office:value-type="float" office:value="0.0437" calcext:value-type="float">
            <text:p>0,0437</text:p>
          </table:table-cell>
          <table:table-cell table:number-columns-repeated="3"/>
          <table:table-cell table:formula="of:=ROUND(ASIN(([.AI20]-[.AI17])/-[.AI21]);4)" office:value-type="float" office:value="0.0223" calcext:value-type="float">
            <text:p>0,0223</text:p>
          </table:table-cell>
          <table:table-cell table:number-columns-repeated="2"/>
          <table:table-cell table:style-name="ce20"/>
          <table:table-cell table:number-columns-repeated="16346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3" table:formula="of:=ROUND(ASIN(([.C18]-[.C15])/([.C21]*COS([.C22])));4)" office:value-type="float" office:value="1.2159" calcext:value-type="float">
            <text:p>1,2159</text:p>
          </table:table-cell>
          <table:table-cell table:style-name="ce19" office:value-type="float" office:value="5000" calcext:value-type="float">
            <text:p>5000</text:p>
          </table:table-cell>
          <table:table-cell table:number-columns-repeated="2"/>
          <table:table-cell table:style-name="ce13" table:formula="of:=ROUND(ASIN(([.G18]-[.G15])/([.G21]*COS([.G22])));4)" office:value-type="float" office:value="0.271" calcext:value-type="float">
            <text:p>0,271</text:p>
          </table:table-cell>
          <table:table-cell table:number-columns-repeated="3"/>
          <table:table-cell table:style-name="ce13" table:formula="of:=ROUND(ASIN(([.K18]-[.K15])/([.K21]*COS([.K22])));4)" office:value-type="float" office:value="0.2339" calcext:value-type="float">
            <text:p>0,2339</text:p>
          </table:table-cell>
          <table:table-cell table:number-columns-repeated="3"/>
          <table:table-cell table:style-name="ce13" table:formula="of:=ROUND(ASIN(([.O18]-[.O15])/([.O21]*COS([.O22])));4)" office:value-type="float" office:value="-0.2447" calcext:value-type="float">
            <text:p>-0,2447</text:p>
          </table:table-cell>
          <table:table-cell table:number-columns-repeated="3"/>
          <table:table-cell table:style-name="ce13" table:formula="of:=ROUND(ASIN(([.S18]-[.S15])/([.S21]*COS([.S22])));4)" office:value-type="float" office:value="-0.2735" calcext:value-type="float">
            <text:p>-0,2735</text:p>
          </table:table-cell>
          <table:table-cell table:number-columns-repeated="3"/>
          <table:table-cell table:style-name="ce13" table:formula="of:=ROUND(ASIN(([.W18]-[.W15])/([.W21]*COS([.W22])));4)" office:value-type="float" office:value="-0.4491" calcext:value-type="float">
            <text:p>-0,4491</text:p>
          </table:table-cell>
          <table:table-cell table:number-columns-repeated="3"/>
          <table:table-cell table:style-name="ce13" table:formula="of:=ROUND(ASIN(([.AA18]-[.AA15])/([.AA21]*COS([.AA22])));4)" office:value-type="float" office:value="-0.244" calcext:value-type="float">
            <text:p>-0,244</text:p>
          </table:table-cell>
          <table:table-cell table:number-columns-repeated="3"/>
          <table:table-cell table:style-name="ce13" table:formula="of:=-ROUND(ACOS(([.AE19]-[.AE16])/([.AE21]*COS([.AE22])));4)" office:value-type="float" office:value="-2.8521" calcext:value-type="float">
            <text:p>-2,8521</text:p>
          </table:table-cell>
          <table:table-cell table:number-columns-repeated="3"/>
          <table:table-cell table:style-name="ce13" table:formula="of:=-ROUND(ACOS(([.AI19]-[.AI16])/([.AI21]*COS([.AI22])));4)" office:value-type="float" office:value="-2.3125" calcext:value-type="float">
            <text:p>-2,3125</text:p>
          </table:table-cell>
          <table:table-cell/>
          <table:table-cell table:style-name="ce20"/>
          <table:table-cell table:number-columns-repeated="16347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5318" calcext:value-type="float">
            <text:p>5318</text:p>
          </table:table-cell>
          <table:table-cell table:number-columns-repeated="3"/>
          <table:table-cell table:style-name="ce11" table:formula="of:=[.G15]+ROUND([.$D$23]*SIN([.G$23])*COS([.G$22]);0)" office:value-type="float" office:value="1856" calcext:value-type="float">
            <text:p>1856</text:p>
          </table:table-cell>
          <table:table-cell table:number-columns-repeated="3"/>
          <table:table-cell table:style-name="ce11" table:formula="of:=[.K15]+ROUND([.$D$23]*SIN([.K$23])*COS([.K$22]);0)" office:value-type="float" office:value="1254" calcext:value-type="float">
            <text:p>1254</text:p>
          </table:table-cell>
          <table:table-cell table:number-columns-repeated="3"/>
          <table:table-cell table:style-name="ce11" table:formula="of:=[.O15]+ROUND([.$D$23]*SIN([.O$23])*COS([.O$22]);0)" office:value-type="float" office:value="-1215" calcext:value-type="float">
            <text:p>-1215</text:p>
          </table:table-cell>
          <table:table-cell table:number-columns-repeated="3"/>
          <table:table-cell table:style-name="ce11" table:formula="of:=[.S15]+ROUND([.$D$23]*SIN([.S$23])*COS([.S$22]);0)" office:value-type="float" office:value="-1796" calcext:value-type="float">
            <text:p>-1796</text:p>
          </table:table-cell>
          <table:table-cell table:number-columns-repeated="3"/>
          <table:table-cell table:style-name="ce11" table:formula="of:=[.W15]+ROUND([.$D$23]*SIN([.W$23])*COS([.W$22]);0)" office:value-type="float" office:value="-2883" calcext:value-type="float">
            <text:p>-2883</text:p>
          </table:table-cell>
          <table:table-cell table:number-columns-repeated="3"/>
          <table:table-cell table:style-name="ce11" table:formula="of:=[.AA15]+ROUND([.$D$23]*SIN([.AA$23])*COS([.AA$22]);0)" office:value-type="float" office:value="-2074" calcext:value-type="float">
            <text:p>-2074</text:p>
          </table:table-cell>
          <table:table-cell table:number-columns-repeated="3"/>
          <table:table-cell table:style-name="ce11" table:formula="of:=[.AE15]+ROUND([.$D$23]*SIN([.AE$23])*COS([.AE$22]);0)" office:value-type="float" office:value="-2282" calcext:value-type="float">
            <text:p>-2282</text:p>
          </table:table-cell>
          <table:table-cell table:number-columns-repeated="3"/>
          <table:table-cell table:style-name="ce11" table:formula="of:=[.AI15]+ROUND([.$D$23]*SIN([.AI$23])*COS([.AI$22]);0)" office:value-type="float" office:value="-4413" calcext:value-type="float">
            <text:p>-441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1536" calcext:value-type="float">
            <text:p>1536</text:p>
          </table:table-cell>
          <table:table-cell table:number-columns-repeated="3"/>
          <table:table-cell table:style-name="ce12" table:formula="of:=[.G16]+ROUND([.$D$23]*COS([.G$23])*COS([.G$22]);0)" office:value-type="float" office:value="4091" calcext:value-type="float">
            <text:p>4091</text:p>
          </table:table-cell>
          <table:table-cell table:number-columns-repeated="3"/>
          <table:table-cell table:style-name="ce12" table:formula="of:=[.K16]+ROUND([.$D$23]*COS([.K$23])*COS([.K$22]);0)" office:value-type="float" office:value="4205" calcext:value-type="float">
            <text:p>4205</text:p>
          </table:table-cell>
          <table:table-cell table:number-columns-repeated="3"/>
          <table:table-cell table:style-name="ce12" table:formula="of:=[.O16]+ROUND([.$D$23]*COS([.O$23])*COS([.O$22]);0)" office:value-type="float" office:value="4108" calcext:value-type="float">
            <text:p>4108</text:p>
          </table:table-cell>
          <table:table-cell table:number-columns-repeated="3"/>
          <table:table-cell table:style-name="ce12" table:formula="of:=[.S16]+ROUND([.$D$23]*COS([.S$23])*COS([.S$22]);0)" office:value-type="float" office:value="4078" calcext:value-type="float">
            <text:p>4078</text:p>
          </table:table-cell>
          <table:table-cell table:number-columns-repeated="3"/>
          <table:table-cell table:style-name="ce12" table:formula="of:=[.W16]+ROUND([.$D$23]*COS([.W$23])*COS([.W$22]);0)" office:value-type="float" office:value="3672" calcext:value-type="float">
            <text:p>3672</text:p>
          </table:table-cell>
          <table:table-cell table:number-columns-repeated="3"/>
          <table:table-cell table:style-name="ce12" table:formula="of:=[.AA16]+ROUND([.$D$23]*COS([.AA$23])*COS([.AA$22]);0)" office:value-type="float" office:value="3890" calcext:value-type="float">
            <text:p>3890</text:p>
          </table:table-cell>
          <table:table-cell table:number-columns-repeated="3"/>
          <table:table-cell table:style-name="ce12" table:formula="of:=[.AE16]+ROUND([.$D$23]*COS([.AE$23])*COS([.AE$22]);0)" office:value-type="float" office:value="-5065" calcext:value-type="float">
            <text:p>-5065</text:p>
          </table:table-cell>
          <table:table-cell table:number-columns-repeated="3"/>
          <table:table-cell table:style-name="ce12" table:formula="of:=[.AI16]+ROUND([.$D$23]*COS([.AI$23])*COS([.AI$22]);0)" office:value-type="float" office:value="-4273" calcext:value-type="float">
            <text:p>-427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66" calcext:value-type="float">
            <text:p>66</text:p>
          </table:table-cell>
          <table:table-cell table:number-columns-repeated="3"/>
          <table:table-cell table:style-name="ce13" table:formula="of:=[.G17]-ROUND([.$D$23]*SIN([.G$22]);0)" office:value-type="float" office:value="-1348" calcext:value-type="float">
            <text:p>-1348</text:p>
          </table:table-cell>
          <table:table-cell table:number-columns-repeated="3"/>
          <table:table-cell table:style-name="ce13" table:formula="of:=[.K17]-ROUND([.$D$23]*SIN([.K$22]);0)" office:value-type="float" office:value="-1215" calcext:value-type="float">
            <text:p>-1215</text:p>
          </table:table-cell>
          <table:table-cell table:number-columns-repeated="3"/>
          <table:table-cell table:style-name="ce13" table:formula="of:=[.O17]-ROUND([.$D$23]*SIN([.O$22]);0)" office:value-type="float" office:value="-1346" calcext:value-type="float">
            <text:p>-1346</text:p>
          </table:table-cell>
          <table:table-cell table:number-columns-repeated="3"/>
          <table:table-cell table:style-name="ce13" table:formula="of:=[.S17]-ROUND([.$D$23]*SIN([.S$22]);0)" office:value-type="float" office:value="-1411" calcext:value-type="float">
            <text:p>-1411</text:p>
          </table:table-cell>
          <table:table-cell table:number-columns-repeated="3"/>
          <table:table-cell table:style-name="ce13" table:formula="of:=[.W17]-ROUND([.$D$23]*SIN([.W$22]);0)" office:value-type="float" office:value="-1400" calcext:value-type="float">
            <text:p>-1400</text:p>
          </table:table-cell>
          <table:table-cell table:number-columns-repeated="3"/>
          <table:table-cell table:style-name="ce13" table:formula="of:=[.AA17]-ROUND([.$D$23]*SIN([.AA$22]);0)" office:value-type="float" office:value="-359" calcext:value-type="float">
            <text:p>-359</text:p>
          </table:table-cell>
          <table:table-cell table:number-columns-repeated="3"/>
          <table:table-cell table:style-name="ce13" table:formula="of:=[.AE17]-ROUND([.$D$23]*SIN([.AE$22]);0)" office:value-type="float" office:value="-43" calcext:value-type="float">
            <text:p>-43</text:p>
          </table:table-cell>
          <table:table-cell table:number-columns-repeated="3"/>
          <table:table-cell table:style-name="ce13" table:formula="of:=[.AI17]-ROUND([.$D$23]*SIN([.AI$22]);0)" office:value-type="float" office:value="57" calcext:value-type="float">
            <text:p>57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 office:value-type="float" office:value="200" calcext:value-type="float">
            <text:p>200</text:p>
          </table:table-cell>
          <table:table-cell/>
          <table:table-cell table:formula="of:=ROUND([.B28]/[.$D$23];5)" office:value-type="float" office:value="0.04" calcext:value-type="float">
            <text:p>0,04</text:p>
          </table:table-cell>
          <table:table-cell/>
          <table:table-cell table:style-name="ce17" office:value-type="float" office:value="140" calcext:value-type="float">
            <text:p>140</text:p>
          </table:table-cell>
          <table:table-cell table:style-name="ce13"/>
          <table:table-cell table:formula="of:=ROUND([.F28]/[.$D$23];5)" office:value-type="float" office:value="0.028" calcext:value-type="float">
            <text:p>0,028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J28]/[.$D$23];5)" office:value-type="float" office:value="0.02" calcext:value-type="float">
            <text:p>0,02</text:p>
          </table:table-cell>
          <table:table-cell/>
          <table:table-cell table:style-name="ce17" office:value-type="float" office:value="90" calcext:value-type="float">
            <text:p>90</text:p>
          </table:table-cell>
          <table:table-cell table:style-name="ce13"/>
          <table:table-cell table:formula="of:=ROUND([.N28]/[.$D$23];5)" office:value-type="float" office:value="0.018" calcext:value-type="float">
            <text:p>0,018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3"/>
          <table:table-cell table:formula="of:=ROUND([.R28]/[.$D$23];5)" office:value-type="float" office:value="0.004" calcext:value-type="float">
            <text:p>0,004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V28]/[.$D$23];5)" office:value-type="float" office:value="0.02" calcext:value-type="float">
            <text:p>0,02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1 X</text:p>
          </table:table-cell>
          <table:table-cell office:value-type="float" office:value="100" calcext:value-type="float">
            <text:p>100</text:p>
          </table:table-cell>
          <table:table-cell table:formula="of:=[.C$15]+ROUND([.B28]*SIN([.C$23])*COS([.C$22]);0)" office:value-type="float" office:value="818" calcext:value-type="float">
            <text:p>818</text:p>
          </table:table-cell>
          <table:table-cell table:number-columns-repeated="3"/>
          <table:table-cell table:formula="of:=[.G$15]+ROUND([.F28]*SIN([.G$23])*COS([.G$22]);0)" office:value-type="float" office:value="624" calcext:value-type="float">
            <text:p>624</text:p>
          </table:table-cell>
          <table:table-cell table:number-columns-repeated="3"/>
          <table:table-cell table:formula="of:=[.K$15]+ROUND([.J28]*SIN([.K$23])*COS([.K$22]);0)" office:value-type="float" office:value="168" calcext:value-type="float">
            <text:p>168</text:p>
          </table:table-cell>
          <table:table-cell table:number-columns-repeated="3"/>
          <table:table-cell table:formula="of:=[.O$15]+ROUND([.N28]*SIN([.O$23])*COS([.O$22]);0)" office:value-type="float" office:value="-88" calcext:value-type="float">
            <text:p>-88</text:p>
          </table:table-cell>
          <table:table-cell table:number-columns-repeated="3"/>
          <table:table-cell table:formula="of:=[.S$15]+ROUND([.R28]*SIN([.S$23])*COS([.S$22]);0)" office:value-type="float" office:value="-527" calcext:value-type="float">
            <text:p>-527</text:p>
          </table:table-cell>
          <table:table-cell table:number-columns-repeated="3"/>
          <table:table-cell table:formula="of:=[.W$15]+ROUND([.V28]*SIN([.W$23])*COS([.W$22]);0)" office:value-type="float" office:value="-877" calcext:value-type="float">
            <text:p>-877</text:p>
          </table:table-cell>
          <table:table-cell table:number-columns-repeated="3"/>
          <table:table-cell table:formula="of:=[.AA$15]+ROUND([.Z2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2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2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32" calcext:value-type="float">
            <text:p>-132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346" calcext:value-type="float">
            <text:p>-346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353" calcext:value-type="float">
            <text:p>-353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407" calcext:value-type="float">
            <text:p>-407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445" calcext:value-type="float">
            <text:p>-445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46" calcext:value-type="float">
            <text:p>146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203" calcext:value-type="float">
            <text:p>203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19" calcext:value-type="float">
            <text:p>219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19" calcext:value-type="float">
            <text:p>219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41" calcext:value-type="float">
            <text:p>241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233" calcext:value-type="float">
            <text:p>233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48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 office:value-type="float" office:value="760" calcext:value-type="float">
            <text:p>760</text:p>
          </table:table-cell>
          <table:table-cell table:style-name="ce13"/>
          <table:table-cell table:formula="of:=ROUND([.F33]/[.$D$23];5)" office:value-type="float" office:value="0.152" calcext:value-type="float">
            <text:p>0,152</text:p>
          </table:table-cell>
          <table:table-cell/>
          <table:table-cell table:style-name="ce17" office:value-type="float" office:value="780" calcext:value-type="float">
            <text:p>780</text:p>
          </table:table-cell>
          <table:table-cell table:style-name="ce13"/>
          <table:table-cell table:formula="of:=ROUND([.J33]/[.$D$23];5)" office:value-type="float" office:value="0.156" calcext:value-type="float">
            <text:p>0,156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G$15]+ROUND([.F33]*SIN([.G$23])*COS([.G$22]);0)" office:value-type="float" office:value="781" calcext:value-type="float">
            <text:p>78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K$15]+ROUND([.J33]*SIN([.K$23])*COS([.K$22]);0)" office:value-type="float" office:value="319" calcext:value-type="float">
            <text:p>319</text:p>
          </table:table-cell>
          <table:table-cell table:number-columns-repeated="3"/>
          <table:table-cell table:formula="of:=[.O$15]+ROUND([.N3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220" calcext:value-type="float">
            <text:p>220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280" calcext:value-type="float">
            <text:p>280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5" calcext:value-type="float">
            <text:p>5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0" calcext:value-type="float">
            <text:p>20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 office:value-type="float" office:value="720" calcext:value-type="float">
            <text:p>720</text:p>
          </table:table-cell>
          <table:table-cell table:style-name="ce13"/>
          <table:table-cell table:formula="of:=ROUND([.F38]/[.$D$23];5)" office:value-type="float" office:value="0.144" calcext:value-type="float">
            <text:p>0,144</text:p>
          </table:table-cell>
          <table:table-cell/>
          <table:table-cell table:style-name="ce17" office:value-type="float" office:value="740" calcext:value-type="float">
            <text:p>740</text:p>
          </table:table-cell>
          <table:table-cell table:style-name="ce13"/>
          <table:table-cell table:formula="of:=ROUND([.J38]/[.$D$23];5)" office:value-type="float" office:value="0.148" calcext:value-type="float">
            <text:p>0,148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G$15]+ROUND([.F38]*SIN([.G$23])*COS([.G$22]);0)" office:value-type="float" office:value="771" calcext:value-type="float">
            <text:p>77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K$15]+ROUND([.J38]*SIN([.K$23])*COS([.K$22]);0)" office:value-type="float" office:value="310" calcext:value-type="float">
            <text:p>310</text:p>
          </table:table-cell>
          <table:table-cell table:number-columns-repeated="3"/>
          <table:table-cell table:formula="of:=[.O$15]+ROUND([.N38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8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8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183" calcext:value-type="float">
            <text:p>183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242" calcext:value-type="float">
            <text:p>242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18" calcext:value-type="float">
            <text:p>18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31" calcext:value-type="float">
            <text:p>31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630" calcext:value-type="float">
            <text:p>630</text:p>
          </table:table-cell>
          <table:table-cell table:number-columns-repeated="3"/>
          <table:table-cell table:formula="of:=[.G$15]+ROUND([.F43]*SIN([.G$23])*COS([.G$22]);0)" office:value-type="float" office:value="588" calcext:value-type="float">
            <text:p>588</text:p>
          </table:table-cell>
          <table:table-cell table:number-columns-repeated="3"/>
          <table:table-cell table:formula="of:=[.K$15]+ROUND([.J43]*SIN([.K$23])*COS([.K$22]);0)" office:value-type="float" office:value="146" calcext:value-type="float">
            <text:p>146</text:p>
          </table:table-cell>
          <table:table-cell table:number-columns-repeated="3"/>
          <table:table-cell table:formula="of:=[.O$15]+ROUND([.N4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4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4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4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4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4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474" calcext:value-type="float">
            <text:p>-474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446" calcext:value-type="float">
            <text:p>-44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0800" calcext:value-type="float">
            <text:p>10800</text:p>
          </table:table-cell>
          <table:table-cell table:style-name="ce18" table:formula="of:=ROUND([.C54]/([.$A$1]/[.$B$1])*([.$A$2]/[.$B$2]);0)" office:value-type="float" office:value="604" calcext:value-type="float">
            <text:p>60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499" calcext:value-type="float">
            <text:p>1499</text:p>
          </table:table-cell>
          <table:table-cell table:style-name="ce18" table:formula="of:=ROUND([.G54]/([.$A$1]/[.$B$1])*([.$A$2]/[.$B$2]);0)" office:value-type="float" office:value="84" calcext:value-type="float">
            <text:p>8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7503" calcext:value-type="float">
            <text:p>7503</text:p>
          </table:table-cell>
          <table:table-cell table:style-name="ce18" table:formula="of:=ROUND([.K54]/([.$A$1]/[.$B$1])*([.$A$2]/[.$B$2]);0)" office:value-type="float" office:value="419" calcext:value-type="float">
            <text:p>41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400" calcext:value-type="float">
            <text:p>-13400</text:p>
          </table:table-cell>
          <table:table-cell table:style-name="ce18" table:formula="of:=ROUND([.O54]/([.$A$1]/[.$B$1])*([.$A$2]/[.$B$2]);0)" office:value-type="float" office:value="-749" calcext:value-type="float">
            <text:p>-74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S54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2800" calcext:value-type="float">
            <text:p>-12800</text:p>
          </table:table-cell>
          <table:table-cell table:style-name="ce18" table:formula="of:=ROUND([.W54]/([.$A$1]/[.$B$1])*([.$A$2]/[.$B$2]);0)" office:value-type="float" office:value="-716" calcext:value-type="float">
            <text:p>-71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00" calcext:value-type="float">
            <text:p>-22500</text:p>
          </table:table-cell>
          <table:table-cell table:style-name="ce18" table:formula="of:=ROUND([.AA54]/([.$A$1]/[.$B$1])*([.$A$2]/[.$B$2]);0)" office:value-type="float" office:value="-1258" calcext:value-type="float">
            <text:p>-125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AE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500" calcext:value-type="float">
            <text:p>-20500</text:p>
          </table:table-cell>
          <table:table-cell table:style-name="ce18" table:formula="of:=ROUND([.AI54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400" calcext:value-type="float">
            <text:p>-7400</text:p>
          </table:table-cell>
          <table:table-cell table:style-name="ce18" table:formula="of:=ROUND([.C55]/([.$A$1]/[.$B$1])*([.$A$2]/[.$B$2]);0)" office:value-type="float" office:value="-414" calcext:value-type="float">
            <text:p>-41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G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K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O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S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W55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100" calcext:value-type="float">
            <text:p>-7100</text:p>
          </table:table-cell>
          <table:table-cell table:style-name="ce18" table:formula="of:=ROUND([.AA5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200" calcext:value-type="float">
            <text:p>-11200</text:p>
          </table:table-cell>
          <table:table-cell table:style-name="ce18" table:formula="of:=ROUND([.AE55]/([.$A$1]/[.$B$1])*([.$A$2]/[.$B$2]);0)" office:value-type="float" office:value="-626" calcext:value-type="float">
            <text:p>-62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6900" calcext:value-type="float">
            <text:p>-16900</text:p>
          </table:table-cell>
          <table:table-cell table:style-name="ce18" table:formula="of:=ROUND([.AI55]/([.$A$1]/[.$B$1])*([.$A$2]/[.$B$2]);0)" office:value-type="float" office:value="-945" calcext:value-type="float">
            <text:p>-945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2600" calcext:value-type="float">
            <text:p>12600</text:p>
          </table:table-cell>
          <table:table-cell table:style-name="ce12" table:formula="of:=ROUND([.C56]/([.$A$1]/[.$B$1])*([.$A$2]/[.$B$2]);0)" office:value-type="float" office:value="704" calcext:value-type="float">
            <text:p>7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6200" calcext:value-type="float">
            <text:p>6200</text:p>
          </table:table-cell>
          <table:table-cell table:style-name="ce12" table:formula="of:=ROUND([.G56]/([.$A$1]/[.$B$1])*([.$A$2]/[.$B$2]);0)" office:value-type="float" office:value="347" calcext:value-type="float">
            <text:p>34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1300" calcext:value-type="float">
            <text:p>11300</text:p>
          </table:table-cell>
          <table:table-cell table:style-name="ce12" table:formula="of:=ROUND([.K56]/([.$A$1]/[.$B$1])*([.$A$2]/[.$B$2]);0)" office:value-type="float" office:value="632" calcext:value-type="float">
            <text:p>63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4401" calcext:value-type="float">
            <text:p>-14401</text:p>
          </table:table-cell>
          <table:table-cell table:style-name="ce12" table:formula="of:=ROUND([.O56]/([.$A$1]/[.$B$1])*([.$A$2]/[.$B$2]);0)" office:value-type="float" office:value="-805" calcext:value-type="float">
            <text:p>-80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9101" calcext:value-type="float">
            <text:p>-9101</text:p>
          </table:table-cell>
          <table:table-cell table:style-name="ce12" table:formula="of:=ROUND([.S56]/([.$A$1]/[.$B$1])*([.$A$2]/[.$B$2]);0)" office:value-type="float" office:value="-509" calcext:value-type="float">
            <text:p>-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800" calcext:value-type="float">
            <text:p>-17800</text:p>
          </table:table-cell>
          <table:table-cell table:style-name="ce12" table:formula="of:=ROUND([.W56]/([.$A$1]/[.$B$1])*([.$A$2]/[.$B$2]);0)" office:value-type="float" office:value="-995" calcext:value-type="float">
            <text:p>-99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901" calcext:value-type="float">
            <text:p>-22901</text:p>
          </table:table-cell>
          <table:table-cell table:style-name="ce12" table:formula="of:=ROUND([.AA56]/([.$A$1]/[.$B$1])*([.$A$2]/[.$B$2]);0)" office:value-type="float" office:value="-1280" calcext:value-type="float">
            <text:p>-128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300" calcext:value-type="float">
            <text:p>-23300</text:p>
          </table:table-cell>
          <table:table-cell table:style-name="ce12" table:formula="of:=ROUND([.AE56]/([.$A$1]/[.$B$1])*([.$A$2]/[.$B$2]);0)" office:value-type="float" office:value="-1303" calcext:value-type="float">
            <text:p>-1303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500" calcext:value-type="float">
            <text:p>-20500</text:p>
          </table:table-cell>
          <table:table-cell table:style-name="ce12" table:formula="of:=ROUND([.AI56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800" calcext:value-type="float">
            <text:p>7800</text:p>
          </table:table-cell>
          <table:table-cell table:style-name="ce12" table:formula="of:=ROUND([.C57]/([.$A$1]/[.$B$1])*([.$A$2]/[.$B$2]);0)" office:value-type="float" office:value="436" calcext:value-type="float">
            <text:p>43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701" calcext:value-type="float">
            <text:p>7701</text:p>
          </table:table-cell>
          <table:table-cell table:style-name="ce12" table:formula="of:=ROUND([.G57]/([.$A$1]/[.$B$1])*([.$A$2]/[.$B$2]);0)" office:value-type="float" office:value="431" calcext:value-type="float">
            <text:p>43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200" calcext:value-type="float">
            <text:p>8200</text:p>
          </table:table-cell>
          <table:table-cell table:style-name="ce12" table:formula="of:=ROUND([.K57]/([.$A$1]/[.$B$1])*([.$A$2]/[.$B$2]);0)" office:value-type="float" office:value="458" calcext:value-type="float">
            <text:p>45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0" calcext:value-type="float">
            <text:p>8300</text:p>
          </table:table-cell>
          <table:table-cell table:style-name="ce12" table:formula="of:=ROUND([.O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1" calcext:value-type="float">
            <text:p>8301</text:p>
          </table:table-cell>
          <table:table-cell table:style-name="ce12" table:formula="of:=ROUND([.S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5800" calcext:value-type="float">
            <text:p>5800</text:p>
          </table:table-cell>
          <table:table-cell table:style-name="ce12" table:formula="of:=ROUND([.W57]/([.$A$1]/[.$B$1])*([.$A$2]/[.$B$2]);0)"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3400" calcext:value-type="float">
            <text:p>-3400</text:p>
          </table:table-cell>
          <table:table-cell table:style-name="ce12" table:formula="of:=ROUND([.AA57]/([.$A$1]/[.$B$1])*([.$A$2]/[.$B$2]);0)" office:value-type="float" office:value="-190" calcext:value-type="float">
            <text:p>-19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700" calcext:value-type="float">
            <text:p>-7700</text:p>
          </table:table-cell>
          <table:table-cell table:style-name="ce12" table:formula="of:=ROUND([.AE57]/([.$A$1]/[.$B$1])*([.$A$2]/[.$B$2]);0)" office:value-type="float" office:value="-430" calcext:value-type="float">
            <text:p>-43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200" calcext:value-type="float">
            <text:p>-11200</text:p>
          </table:table-cell>
          <table:table-cell table:style-name="ce12" table:formula="of:=ROUND([.AI57]/([.$A$1]/[.$B$1])*([.$A$2]/[.$B$2]);0)" office:value-type="float" office:value="-626" calcext:value-type="float">
            <text:p>-626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8100" calcext:value-type="float">
            <text:p>18100</text:p>
          </table:table-cell>
          <table:table-cell table:formula="of:=ROUND([.C58]/([.$A$1]/[.$B$1])*([.$A$2]/[.$B$2]);0)" office:value-type="float" office:value="1012" calcext:value-type="float">
            <text:p>101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0701" calcext:value-type="float">
            <text:p>10701</text:p>
          </table:table-cell>
          <table:table-cell table:formula="of:=ROUND([.G58]/([.$A$1]/[.$B$1])*([.$A$2]/[.$B$2]);0)" office:value-type="float" office:value="598" calcext:value-type="float">
            <text:p>598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4700" calcext:value-type="float">
            <text:p>14700</text:p>
          </table:table-cell>
          <table:table-cell table:formula="of:=ROUND([.K58]/([.$A$1]/[.$B$1])*([.$A$2]/[.$B$2]);0)" office:value-type="float" office:value="822" calcext:value-type="float">
            <text:p>82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9501" calcext:value-type="float">
            <text:p>-9501</text:p>
          </table:table-cell>
          <table:table-cell table:formula="of:=ROUND([.O58]/([.$A$1]/[.$B$1])*([.$A$2]/[.$B$2]);0)" office:value-type="float" office:value="-531" calcext:value-type="float">
            <text:p>-53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6001" calcext:value-type="float">
            <text:p>-6001</text:p>
          </table:table-cell>
          <table:table-cell table:formula="of:=ROUND([.S58]/([.$A$1]/[.$B$1])*([.$A$2]/[.$B$2]);0)" office:value-type="float" office:value="-335" calcext:value-type="float">
            <text:p>-33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0200" calcext:value-type="float">
            <text:p>-10200</text:p>
          </table:table-cell>
          <table:table-cell table:formula="of:=ROUND([.W58]/([.$A$1]/[.$B$1])*([.$A$2]/[.$B$2]);0)" office:value-type="float" office:value="-570" calcext:value-type="float">
            <text:p>-57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00" calcext:value-type="float">
            <text:p>-1200</text:p>
          </table:table-cell>
          <table:table-cell table:formula="of:=ROUND([.AA58]/([.$A$1]/[.$B$1])*([.$A$2]/[.$B$2]);0)" office:value-type="float" office:value="-67" calcext:value-type="float">
            <text:p>-67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800" calcext:value-type="float">
            <text:p>-12800</text:p>
          </table:table-cell>
          <table:table-cell table:formula="of:=ROUND([.AE58]/([.$A$1]/[.$B$1])*([.$A$2]/[.$B$2]);0)" office:value-type="float" office:value="-716" calcext:value-type="float">
            <text:p>-71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199" calcext:value-type="float">
            <text:p>-12199</text:p>
          </table:table-cell>
          <table:table-cell table:formula="of:=ROUND([.AI58]/([.$A$1]/[.$B$1])*([.$A$2]/[.$B$2]);0)" office:value-type="float" office:value="-682" calcext:value-type="float">
            <text:p>-682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7600" calcext:value-type="float">
            <text:p>7600</text:p>
          </table:table-cell>
          <table:table-cell table:formula="of:=ROUND([.C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601" calcext:value-type="float">
            <text:p>7601</text:p>
          </table:table-cell>
          <table:table-cell table:formula="of:=ROUND([.G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201" calcext:value-type="float">
            <text:p>8201</text:p>
          </table:table-cell>
          <table:table-cell table:formula="of:=ROUND([.K59]/([.$A$1]/[.$B$1])*([.$A$2]/[.$B$2]);0)" office:value-type="float" office:value="458" calcext:value-type="float">
            <text:p>45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900" calcext:value-type="float">
            <text:p>7900</text:p>
          </table:table-cell>
          <table:table-cell table:formula="of:=ROUND([.O59]/([.$A$1]/[.$B$1])*([.$A$2]/[.$B$2]);0)" office:value-type="float" office:value="442" calcext:value-type="float">
            <text:p>44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400" calcext:value-type="float">
            <text:p>8400</text:p>
          </table:table-cell>
          <table:table-cell table:formula="of:=ROUND([.S59]/([.$A$1]/[.$B$1])*([.$A$2]/[.$B$2]);0)" office:value-type="float" office:value="470" calcext:value-type="float">
            <text:p>47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5800" calcext:value-type="float">
            <text:p>5800</text:p>
          </table:table-cell>
          <table:table-cell table:formula="of:=ROUND([.W59]/([.$A$1]/[.$B$1])*([.$A$2]/[.$B$2]);0)" office:value-type="float" office:value="324" calcext:value-type="float">
            <text:p>32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904" calcext:value-type="float">
            <text:p>-1904</text:p>
          </table:table-cell>
          <table:table-cell table:formula="of:=ROUND([.AA59]/([.$A$1]/[.$B$1])*([.$A$2]/[.$B$2]);0)" office:value-type="float" office:value="-106" calcext:value-type="float">
            <text:p>-10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6700" calcext:value-type="float">
            <text:p>-6700</text:p>
          </table:table-cell>
          <table:table-cell table:formula="of:=ROUND([.AE59]/([.$A$1]/[.$B$1])*([.$A$2]/[.$B$2]);0)" office:value-type="float" office:value="-375" calcext:value-type="float">
            <text:p>-37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4700" calcext:value-type="float">
            <text:p>-14700</text:p>
          </table:table-cell>
          <table:table-cell table:formula="of:=ROUND([.AI59]/([.$A$1]/[.$B$1])*([.$A$2]/[.$B$2]);0)" office:value-type="float" office:value="-822" calcext:value-type="float">
            <text:p>-822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5999" calcext:value-type="float">
            <text:p>15999</text:p>
          </table:table-cell>
          <table:table-cell table:style-name="ce11" table:formula="of:=ROUND([.C60]/([.$A$1]/[.$B$1])*([.$A$2]/[.$B$2]);0)" office:value-type="float" office:value="894" calcext:value-type="float">
            <text:p>89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02" calcext:value-type="float">
            <text:p>7402</text:p>
          </table:table-cell>
          <table:table-cell table:style-name="ce11" table:formula="of:=ROUND([.G60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4700" calcext:value-type="float">
            <text:p>14700</text:p>
          </table:table-cell>
          <table:table-cell table:style-name="ce11" table:formula="of:=ROUND([.K60]/([.$A$1]/[.$B$1])*([.$A$2]/[.$B$2]);0)" office:value-type="float" office:value="822" calcext:value-type="float">
            <text:p>82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7299" calcext:value-type="float">
            <text:p>-7299</text:p>
          </table:table-cell>
          <table:table-cell table:style-name="ce11" table:formula="of:=ROUND([.O60]/([.$A$1]/[.$B$1])*([.$A$2]/[.$B$2]);0)" office:value-type="float" office:value="-408" calcext:value-type="float">
            <text:p>-40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101" calcext:value-type="float">
            <text:p>-3101</text:p>
          </table:table-cell>
          <table:table-cell table:style-name="ce11" table:formula="of:=ROUND([.S60]/([.$A$1]/[.$B$1])*([.$A$2]/[.$B$2]);0)" office:value-type="float" office:value="-173" calcext:value-type="float">
            <text:p>-1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0246" calcext:value-type="float">
            <text:p>-10246</text:p>
          </table:table-cell>
          <table:table-cell table:style-name="ce11" table:formula="of:=ROUND([.W60]/([.$A$1]/[.$B$1])*([.$A$2]/[.$B$2]);0)" office:value-type="float" office:value="-573" calcext:value-type="float">
            <text:p>-5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1900" calcext:value-type="float">
            <text:p>-11900</text:p>
          </table:table-cell>
          <table:table-cell table:style-name="ce11" table:formula="of:=ROUND([.AA60]/([.$A$1]/[.$B$1])*([.$A$2]/[.$B$2]);0)" office:value-type="float" office:value="-665" calcext:value-type="float">
            <text:p>-6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E60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599" calcext:value-type="float">
            <text:p>-12599</text:p>
          </table:table-cell>
          <table:table-cell table:style-name="ce11" table:formula="of:=ROUND([.AI60]/([.$A$1]/[.$B$1])*([.$A$2]/[.$B$2]);0)" office:value-type="float" office:value="-704" calcext:value-type="float">
            <text:p>-704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7400" calcext:value-type="float">
            <text:p>-7400</text:p>
          </table:table-cell>
          <table:table-cell table:style-name="ce11" table:formula="of:=ROUND([.C61]/([.$A$1]/[.$B$1])*([.$A$2]/[.$B$2]);0)" office:value-type="float" office:value="-414" calcext:value-type="float">
            <text:p>-41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G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5800" calcext:value-type="float">
            <text:p>-5800</text:p>
          </table:table-cell>
          <table:table-cell table:style-name="ce11" table:formula="of:=ROUND([.K61]/([.$A$1]/[.$B$1])*([.$A$2]/[.$B$2]);0)" office:value-type="float" office:value="-324" calcext:value-type="float">
            <text:p>-3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000" calcext:value-type="float">
            <text:p>-6000</text:p>
          </table:table-cell>
          <table:table-cell table:style-name="ce11" table:formula="of:=ROUND([.O61]/([.$A$1]/[.$B$1])*([.$A$2]/[.$B$2]);0)" office:value-type="float" office:value="-335" calcext:value-type="float">
            <text:p>-33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S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208" calcext:value-type="float">
            <text:p>-6208</text:p>
          </table:table-cell>
          <table:table-cell table:style-name="ce11" table:formula="of:=ROUND([.W61]/([.$A$1]/[.$B$1])*([.$A$2]/[.$B$2]);0)" office:value-type="float" office:value="-347" calcext:value-type="float">
            <text:p>-3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3499" calcext:value-type="float">
            <text:p>-3499</text:p>
          </table:table-cell>
          <table:table-cell table:style-name="ce11" table:formula="of:=ROUND([.AA61]/([.$A$1]/[.$B$1])*([.$A$2]/[.$B$2]);0)" office:value-type="float" office:value="-196" calcext:value-type="float">
            <text:p>-19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0498" calcext:value-type="float">
            <text:p>-10498</text:p>
          </table:table-cell>
          <table:table-cell table:style-name="ce11" table:formula="of:=ROUND([.AE61]/([.$A$1]/[.$B$1])*([.$A$2]/[.$B$2]);0)" office:value-type="float" office:value="-587" calcext:value-type="float">
            <text:p>-58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599" calcext:value-type="float">
            <text:p>-22599</text:p>
          </table:table-cell>
          <table:table-cell table:style-name="ce11" table:formula="of:=ROUND([.AI61]/([.$A$1]/[.$B$1])*([.$A$2]/[.$B$2]);0)" office:value-type="float" office:value="-1263" calcext:value-type="float">
            <text:p>-1263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6400" calcext:value-type="float">
            <text:p>16400</text:p>
          </table:table-cell>
          <table:table-cell table:style-name="ce18" table:formula="of:=ROUND([.G65]/([.$A$1]/[.$B$1])*([.$A$2]/[.$B$2]);0)" office:value-type="float" office:value="917" calcext:value-type="float">
            <text:p>91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7101" calcext:value-type="float">
            <text:p>-7101</text:p>
          </table:table-cell>
          <table:table-cell table:style-name="ce18" table:formula="of:=ROUND([.K6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table:formula="of:=ROUND([.O65]/([.$A$1]/[.$B$1])*([.$A$2]/[.$B$2]);0)" office:value-type="float" office:value="12" calcext:value-type="float">
            <text:p>12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9500" calcext:value-type="float">
            <text:p>-19500</text:p>
          </table:table-cell>
          <table:table-cell table:style-name="ce18" table:formula="of:=ROUND([.S65]/([.$A$1]/[.$B$1])*([.$A$2]/[.$B$2]);0)" office:value-type="float" office:value="-1090" calcext:value-type="float">
            <text:p>-109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W65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A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E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G66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300" calcext:value-type="float">
            <text:p>-6300</text:p>
          </table:table-cell>
          <table:table-cell table:style-name="ce18" table:formula="of:=ROUND([.K66]/([.$A$1]/[.$B$1])*([.$A$2]/[.$B$2]);0)" office:value-type="float" office:value="-352" calcext:value-type="float">
            <text:p>-35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88" calcext:value-type="float">
            <text:p>-6188</text:p>
          </table:table-cell>
          <table:table-cell table:style-name="ce18" table:formula="of:=ROUND([.O66]/([.$A$1]/[.$B$1])*([.$A$2]/[.$B$2]);0)" office:value-type="float" office:value="-346" calcext:value-type="float">
            <text:p>-34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S66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300" calcext:value-type="float">
            <text:p>-11300</text:p>
          </table:table-cell>
          <table:table-cell table:style-name="ce18" table:formula="of:=ROUND([.W66]/([.$A$1]/[.$B$1])*([.$A$2]/[.$B$2]);0)" office:value-type="float" office:value="-632" calcext:value-type="float">
            <text:p>-63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300" calcext:value-type="float">
            <text:p>-15300</text:p>
          </table:table-cell>
          <table:table-cell table:style-name="ce18" table:formula="of:=ROUND([.AA66]/([.$A$1]/[.$B$1])*([.$A$2]/[.$B$2]);0)" office:value-type="float" office:value="-855" calcext:value-type="float">
            <text:p>-85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AE66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8700" calcext:value-type="float">
            <text:p>18700</text:p>
          </table:table-cell>
          <table:table-cell table:style-name="ce12" table:formula="of:=ROUND([.G67]/([.$A$1]/[.$B$1])*([.$A$2]/[.$B$2]);0)" office:value-type="float" office:value="1045" calcext:value-type="float">
            <text:p>104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5200" calcext:value-type="float">
            <text:p>-5200</text:p>
          </table:table-cell>
          <table:table-cell table:style-name="ce12" table:formula="of:=ROUND([.K67]/([.$A$1]/[.$B$1])*([.$A$2]/[.$B$2]);0)" office:value-type="float" office:value="-291" calcext:value-type="float">
            <text:p>-291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2412" calcext:value-type="float">
            <text:p>2412</text:p>
          </table:table-cell>
          <table:table-cell table:style-name="ce12" table:formula="of:=ROUND([.O67]/([.$A$1]/[.$B$1])*([.$A$2]/[.$B$2]);0)" office:value-type="float" office:value="135" calcext:value-type="float">
            <text:p>13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4404" calcext:value-type="float">
            <text:p>-24404</text:p>
          </table:table-cell>
          <table:table-cell table:style-name="ce12" table:formula="of:=ROUND([.S67]/([.$A$1]/[.$B$1])*([.$A$2]/[.$B$2]);0)" office:value-type="float" office:value="-1364" calcext:value-type="float">
            <text:p>-136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201" calcext:value-type="float">
            <text:p>-23201</text:p>
          </table:table-cell>
          <table:table-cell table:style-name="ce12" table:formula="of:=ROUND([.W67]/([.$A$1]/[.$B$1])*([.$A$2]/[.$B$2]);0)" office:value-type="float" office:value="-1297" calcext:value-type="float">
            <text:p>-129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000" calcext:value-type="float">
            <text:p>-23000</text:p>
          </table:table-cell>
          <table:table-cell table:style-name="ce12" table:formula="of:=ROUND([.AA67]/([.$A$1]/[.$B$1])*([.$A$2]/[.$B$2]);0)" office:value-type="float" office:value="-1286" calcext:value-type="float">
            <text:p>-1286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400" calcext:value-type="float">
            <text:p>-20400</text:p>
          </table:table-cell>
          <table:table-cell table:style-name="ce12" table:formula="of:=ROUND([.AE67]/([.$A$1]/[.$B$1])*([.$A$2]/[.$B$2]);0)" office:value-type="float" office:value="-1140" calcext:value-type="float">
            <text:p>-114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001" calcext:value-type="float">
            <text:p>8001</text:p>
          </table:table-cell>
          <table:table-cell table:style-name="ce12" table:formula="of:=ROUND([.G68]/([.$A$1]/[.$B$1])*([.$A$2]/[.$B$2]);0)" office:value-type="float" office:value="447" calcext:value-type="float">
            <text:p>44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00" calcext:value-type="float">
            <text:p>7600</text:p>
          </table:table-cell>
          <table:table-cell table:style-name="ce12" table:formula="of:=ROUND([.K68]/([.$A$1]/[.$B$1])*([.$A$2]/[.$B$2]);0)" office:value-type="float" office:value="425" calcext:value-type="float">
            <text:p>42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13" calcext:value-type="float">
            <text:p>7613</text:p>
          </table:table-cell>
          <table:table-cell table:style-name="ce12" table:formula="of:=ROUND([.O68]/([.$A$1]/[.$B$1])*([.$A$2]/[.$B$2]);0)" office:value-type="float" office:value="426" calcext:value-type="float">
            <text:p>42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712" calcext:value-type="float">
            <text:p>8712</text:p>
          </table:table-cell>
          <table:table-cell table:style-name="ce12" table:formula="of:=ROUND([.S68]/([.$A$1]/[.$B$1])*([.$A$2]/[.$B$2]);0)" office:value-type="float" office:value="487" calcext:value-type="float">
            <text:p>48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400" calcext:value-type="float">
            <text:p>-7400</text:p>
          </table:table-cell>
          <table:table-cell table:style-name="ce12" table:formula="of:=ROUND([.W68]/([.$A$1]/[.$B$1])*([.$A$2]/[.$B$2]);0)" office:value-type="float" office:value="-414" calcext:value-type="float">
            <text:p>-41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00" calcext:value-type="float">
            <text:p>-11600</text:p>
          </table:table-cell>
          <table:table-cell table:style-name="ce12" table:formula="of:=ROUND([.AA68]/([.$A$1]/[.$B$1])*([.$A$2]/[.$B$2]);0)" office:value-type="float" office:value="-649" calcext:value-type="float">
            <text:p>-649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7400" calcext:value-type="float">
            <text:p>-17400</text:p>
          </table:table-cell>
          <table:table-cell table:style-name="ce12" table:formula="of:=ROUND([.AE68]/([.$A$1]/[.$B$1])*([.$A$2]/[.$B$2]);0)" office:value-type="float" office:value="-973" calcext:value-type="float">
            <text:p>-973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0" calcext:value-type="float">
            <text:p>22000</text:p>
          </table:table-cell>
          <table:table-cell table:formula="of:=ROUND([.G69]/([.$A$1]/[.$B$1])*([.$A$2]/[.$B$2]);0)" office:value-type="float" office:value="1230" calcext:value-type="float">
            <text:p>123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" calcext:value-type="float">
            <text:p>2200</text:p>
          </table:table-cell>
          <table:table-cell table:formula="of:=ROUND([.K69]/([.$A$1]/[.$B$1])*([.$A$2]/[.$B$2]);0)" office:value-type="float" office:value="123" calcext:value-type="float">
            <text:p>12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7413" calcext:value-type="float">
            <text:p>7413</text:p>
          </table:table-cell>
          <table:table-cell table:formula="of:=ROUND([.O69]/([.$A$1]/[.$B$1])*([.$A$2]/[.$B$2]);0)" office:value-type="float" office:value="414" calcext:value-type="float">
            <text:p>41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401" calcext:value-type="float">
            <text:p>-19401</text:p>
          </table:table-cell>
          <table:table-cell table:formula="of:=ROUND([.S69]/([.$A$1]/[.$B$1])*([.$A$2]/[.$B$2]);0)" office:value-type="float" office:value="-1085" calcext:value-type="float">
            <text:p>-108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600" calcext:value-type="float">
            <text:p>-13600</text:p>
          </table:table-cell>
          <table:table-cell table:formula="of:=ROUND([.W69]/([.$A$1]/[.$B$1])*([.$A$2]/[.$B$2]);0)" office:value-type="float" office:value="-760" calcext:value-type="float">
            <text:p>-7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1800" calcext:value-type="float">
            <text:p>-11800</text:p>
          </table:table-cell>
          <table:table-cell table:formula="of:=ROUND([.AA69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5799" calcext:value-type="float">
            <text:p>-15799</text:p>
          </table:table-cell>
          <table:table-cell table:formula="of:=ROUND([.AE69]/([.$A$1]/[.$B$1])*([.$A$2]/[.$B$2]);0)" office:value-type="float" office:value="-883" calcext:value-type="float">
            <text:p>-88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0" calcext:value-type="float">
            <text:p>7700</text:p>
          </table:table-cell>
          <table:table-cell table:formula="of:=ROUND([.G70]/([.$A$1]/[.$B$1])*([.$A$2]/[.$B$2]);0)" office:value-type="float" office:value="430" calcext:value-type="float">
            <text:p>43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2" calcext:value-type="float">
            <text:p>7702</text:p>
          </table:table-cell>
          <table:table-cell table:formula="of:=ROUND([.K70]/([.$A$1]/[.$B$1])*([.$A$2]/[.$B$2]);0)" office:value-type="float" office:value="431" calcext:value-type="float">
            <text:p>431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812" calcext:value-type="float">
            <text:p>7812</text:p>
          </table:table-cell>
          <table:table-cell table:formula="of:=ROUND([.O70]/([.$A$1]/[.$B$1])*([.$A$2]/[.$B$2]);0)" office:value-type="float" office:value="437" calcext:value-type="float">
            <text:p>43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901" calcext:value-type="float">
            <text:p>8901</text:p>
          </table:table-cell>
          <table:table-cell table:formula="of:=ROUND([.S70]/([.$A$1]/[.$B$1])*([.$A$2]/[.$B$2]);0)" office:value-type="float" office:value="498" calcext:value-type="float">
            <text:p>49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400" calcext:value-type="float">
            <text:p>-400</text:p>
          </table:table-cell>
          <table:table-cell table:formula="of:=ROUND([.W70]/([.$A$1]/[.$B$1])*([.$A$2]/[.$B$2]);0)" office:value-type="float" office:value="-22" calcext:value-type="float">
            <text:p>-2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0900" calcext:value-type="float">
            <text:p>-10900</text:p>
          </table:table-cell>
          <table:table-cell table:formula="of:=ROUND([.AA70]/([.$A$1]/[.$B$1])*([.$A$2]/[.$B$2]);0)" office:value-type="float" office:value="-609" calcext:value-type="float">
            <text:p>-609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0500" calcext:value-type="float">
            <text:p>-20500</text:p>
          </table:table-cell>
          <table:table-cell table:formula="of:=ROUND([.AE70]/([.$A$1]/[.$B$1])*([.$A$2]/[.$B$2]);0)" office:value-type="float" office:value="-1146" calcext:value-type="float">
            <text:p>-114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22000" calcext:value-type="float">
            <text:p>22000</text:p>
          </table:table-cell>
          <table:table-cell table:style-name="ce11" table:formula="of:=ROUND([.G71]/([.$A$1]/[.$B$1])*([.$A$2]/[.$B$2]);0)" office:value-type="float" office:value="1230" calcext:value-type="float">
            <text:p>123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01" calcext:value-type="float">
            <text:p>-301</text:p>
          </table:table-cell>
          <table:table-cell table:style-name="ce11" table:formula="of:=ROUND([.K71]/([.$A$1]/[.$B$1])*([.$A$2]/[.$B$2]);0)" office:value-type="float" office:value="-17" calcext:value-type="float">
            <text:p>-17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13" calcext:value-type="float">
            <text:p>7413</text:p>
          </table:table-cell>
          <table:table-cell table:style-name="ce11" table:formula="of:=ROUND([.O71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400" calcext:value-type="float">
            <text:p>-13400</text:p>
          </table:table-cell>
          <table:table-cell table:style-name="ce11" table:formula="of:=ROUND([.S71]/([.$A$1]/[.$B$1])*([.$A$2]/[.$B$2]);0)" office:value-type="float" office:value="-749" calcext:value-type="float">
            <text:p>-74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200" calcext:value-type="float">
            <text:p>-12200</text:p>
          </table:table-cell>
          <table:table-cell table:style-name="ce11" table:formula="of:=ROUND([.W71]/([.$A$1]/[.$B$1])*([.$A$2]/[.$B$2]);0)" office:value-type="float" office:value="-682" calcext:value-type="float">
            <text:p>-68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A71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498" calcext:value-type="float">
            <text:p>-18498</text:p>
          </table:table-cell>
          <table:table-cell table:style-name="ce11" table:formula="of:=ROUND([.AE71]/([.$A$1]/[.$B$1])*([.$A$2]/[.$B$2]);0)" office:value-type="float" office:value="-1034" calcext:value-type="float">
            <text:p>-103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500" calcext:value-type="float">
            <text:p>-6500</text:p>
          </table:table-cell>
          <table:table-cell table:style-name="ce11" table:formula="of:=ROUND([.G72]/([.$A$1]/[.$B$1])*([.$A$2]/[.$B$2]);0)" office:value-type="float" office:value="-363" calcext:value-type="float">
            <text:p>-363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300" calcext:value-type="float">
            <text:p>-6300</text:p>
          </table:table-cell>
          <table:table-cell table:style-name="ce11" table:formula="of:=ROUND([.K72]/([.$A$1]/[.$B$1])*([.$A$2]/[.$B$2]);0)" office:value-type="float" office:value="-352" calcext:value-type="float">
            <text:p>-35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88" calcext:value-type="float">
            <text:p>-6188</text:p>
          </table:table-cell>
          <table:table-cell table:style-name="ce11" table:formula="of:=ROUND([.O72]/([.$A$1]/[.$B$1])*([.$A$2]/[.$B$2]);0)" office:value-type="float" office:value="-346" calcext:value-type="float">
            <text:p>-34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600" calcext:value-type="float">
            <text:p>-6600</text:p>
          </table:table-cell>
          <table:table-cell table:style-name="ce11" table:formula="of:=ROUND([.S72]/([.$A$1]/[.$B$1])*([.$A$2]/[.$B$2]);0)" office:value-type="float" office:value="-369" calcext:value-type="float">
            <text:p>-369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9499" calcext:value-type="float">
            <text:p>-9499</text:p>
          </table:table-cell>
          <table:table-cell table:style-name="ce11" table:formula="of:=ROUND([.W72]/([.$A$1]/[.$B$1])*([.$A$2]/[.$B$2]);0)" office:value-type="float" office:value="-531" calcext:value-type="float">
            <text:p>-53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4700" calcext:value-type="float">
            <text:p>-14700</text:p>
          </table:table-cell>
          <table:table-cell table:style-name="ce11" table:formula="of:=ROUND([.AA72]/([.$A$1]/[.$B$1])*([.$A$2]/[.$B$2]);0)" office:value-type="float" office:value="-822" calcext:value-type="float">
            <text:p>-82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4400" calcext:value-type="float">
            <text:p>-24400</text:p>
          </table:table-cell>
          <table:table-cell table:style-name="ce11" table:formula="of:=ROUND([.AE72]/([.$A$1]/[.$B$1])*([.$A$2]/[.$B$2]);0)" office:value-type="float" office:value="-1364" calcext:value-type="float">
            <text:p>-136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RE2101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1" office:value-type="string" calcext:value-type="string">
            <text:p>Door 1</text:p>
          </table:table-cell>
          <table:table-cell office:value-type="string" calcext:value-type="string">
            <text:p>Type2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9045" calcext:value-type="float">
            <text:p>-19045</text:p>
          </table:table-cell>
          <table:table-cell table:formula="of:=ROUND([.J2]/([.$A$1]/[.$B$1])*([.$A$2]/[.$B$2]);0)" office:value-type="float" office:value="-1065" calcext:value-type="float">
            <text:p>-1065</text:p>
          </table:table-cell>
          <table:table-cell/>
          <table:table-cell office:value-type="float" office:value="-23240" calcext:value-type="float">
            <text:p>-23240</text:p>
          </table:table-cell>
          <table:table-cell table:formula="of:=ROUND([.M2]/([.$A$1]/[.$B$1])*([.$A$2]/[.$B$2]);0)" office:value-type="float" office:value="-1299" calcext:value-type="float">
            <text:p>-1299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1016" calcext:value-type="float">
            <text:p>-1016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M4]/([.$A$1]/[.$B$1])*([.$A$2]/[.$B$2]);0)" office:value-type="float" office:value="1171" calcext:value-type="float">
            <text:p>1171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8170" calcext:value-type="float">
            <text:p>-18170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/>
          <table:table-cell office:value-type="float" office:value="20939" calcext:value-type="float">
            <text:p>20939</text:p>
          </table:table-cell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10',CAMERA={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10',CAMERA={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" calcext:value-type="string">
            <text:p>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10</text:p>
          </table:table-cell>
          <table:table-cell table:formula="of:=CONCATENATE([.$A$7];UPPER([.B8]))" office:value-type="string" office:string-value="RE2ROOM1010CAM0" calcext:value-type="string">
            <text:p>RE2ROOM1010CAM0</text:p>
          </table:table-cell>
          <table:table-cell table:number-columns-repeated="3"/>
          <table:table-cell table:formula="of:=CONCATENATE([.$A$7];UPPER([.F8]))" office:value-type="string" office:string-value="RE2ROOM1010CAM1" calcext:value-type="string">
            <text:p>RE2ROOM1010CAM1</text:p>
          </table:table-cell>
          <table:table-cell table:number-columns-repeated="3"/>
          <table:table-cell table:formula="of:=CONCATENATE([.$A$7];UPPER([.J8]))" office:value-type="string" office:string-value="RE2ROOM1010CAM2" calcext:value-type="string">
            <text:p>RE2ROOM1010CAM2</text:p>
          </table:table-cell>
          <table:table-cell table:number-columns-repeated="3"/>
          <table:table-cell table:formula="of:=CONCATENATE([.$A$7];UPPER([.N8]))" office:value-type="string" office:string-value="RE2ROOM1010CAM3" calcext:value-type="string">
            <text:p>RE2ROOM1010CAM3</text:p>
          </table:table-cell>
          <table:table-cell table:number-columns-repeated="3"/>
          <table:table-cell table:formula="of:=CONCATENATE([.$A$7];UPPER([.R8]))" office:value-type="string" office:string-value="RE2ROOM1010CAM4" calcext:value-type="string">
            <text:p>RE2ROOM1010CAM4</text:p>
          </table:table-cell>
          <table:table-cell table:number-columns-repeated="3"/>
          <table:table-cell table:formula="of:=CONCATENATE([.$A$7];UPPER([.V8]))" office:value-type="string" office:string-value="RE2ROOM1010CAM5" calcext:value-type="string">
            <text:p>RE2ROOM1010CAM5</text:p>
          </table:table-cell>
          <table:table-cell table:number-columns-repeated="3"/>
          <table:table-cell table:formula="of:=CONCATENATE([.$A$7];UPPER([.Z8]))" office:value-type="string" office:string-value="RE2ROOM1010CAM6" calcext:value-type="string">
            <text:p>RE2ROOM1010CAM6</text:p>
          </table:table-cell>
          <table:table-cell table:number-columns-repeated="3"/>
          <table:table-cell table:formula="of:=CONCATENATE([.$A$7];UPPER([.AD8]))" office:value-type="string" office:string-value="RE2ROOM1010CAM7" calcext:value-type="string">
            <text:p>RE2ROOM1010CAM7</text:p>
          </table:table-cell>
          <table:table-cell table:number-columns-repeated="3"/>
          <table:table-cell table:formula="of:=CONCATENATE([.$A$7];UPPER([.AH8]))" office:value-type="string" office:string-value="RE2ROOM1010CAM8" calcext:value-type="string">
            <text:p>RE2ROOM1010CAM8</text:p>
          </table:table-cell>
          <table:table-cell table:number-columns-repeated="3"/>
          <table:table-cell table:formula="of:=CONCATENATE([.$A$7];UPPER([.AL8]))" office:value-type="string" office:string-value="RE2ROOM1010CAM9" calcext:value-type="string">
            <text:p>RE2ROOM1010CAM9</text:p>
          </table:table-cell>
          <table:table-cell table:number-columns-repeated="3"/>
          <table:table-cell table:formula="of:=CONCATENATE([.$A$7];UPPER([.AP8]))" office:value-type="string" office:string-value="RE2ROOM1010CAM10" calcext:value-type="string">
            <text:p>RE2ROOM1010CAM10</text:p>
          </table:table-cell>
          <table:table-cell table:number-columns-repeated="3"/>
          <table:table-cell table:formula="of:=CONCATENATE([.$A$7];UPPER([.AT8]))" office:value-type="string" office:string-value="RE2ROOM1010CAM11" calcext:value-type="string">
            <text:p>RE2ROOM1010CAM11</text:p>
          </table:table-cell>
          <table:table-cell table:number-columns-repeated="3"/>
          <table:table-cell table:formula="of:=CONCATENATE([.$A$7];UPPER([.AX8]))" office:value-type="string" office:string-value="RE2ROOM1010CAM12" calcext:value-type="string">
            <text:p>RE2ROOM1010CAM12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Cam9</text:p>
          </table:table-cell>
          <table:table-cell table:number-columns-repeated="3"/>
          <table:table-cell office:value-type="string" calcext:value-type="string">
            <text:p>Cam10</text:p>
          </table:table-cell>
          <table:table-cell table:number-columns-repeated="3"/>
          <table:table-cell office:value-type="string" calcext:value-type="string">
            <text:p>Cam11</text:p>
          </table:table-cell>
          <table:table-cell table:number-columns-repeated="3"/>
          <table:table-cell office:value-type="string" calcext:value-type="string">
            <text:p>Cam12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432" calcext:value-type="float">
            <text:p>-15432</text:p>
          </table:table-cell>
          <table:table-cell table:formula="of:=ROUND([.B10]/([.$A$1]/[.$B$1])*([.$A$2]/[.$B$2]);0)" office:value-type="float" office:value="-863" calcext:value-type="float">
            <text:p>-863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3"/>
          <table:table-cell table:formula="of:=ROUND([.AL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X10]/([.$A$1]/[.$B$1])*([.$A$2]/[.$B$2]);0)" office:value-type="float" office:value="-1095" calcext:value-type="float">
            <text:p>-109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660" calcext:value-type="float">
            <text:p>-660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3"/>
          <table:table-cell table:formula="of:=ROUND([.AL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X12]/([.$A$1]/[.$B$1])*([.$A$2]/[.$B$2]);0)" office:value-type="float" office:value="-1054" calcext:value-type="float">
            <text:p>-105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1799" calcext:value-type="float">
            <text:p>-117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L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X11]/([.$A$1]/[.$B$1])*([.$A$2]/[.$B$2]);0)" office:value-type="float" office:value="0" calcext:value-type="float">
            <text:p>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16334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-22230" calcext:value-type="float">
            <text:p>-22230</text:p>
          </table:table-cell>
          <table:table-cell table:style-name="ce11" table:formula="of:=ROUND([.B15]/([.$A$1]/[.$B$1])*([.$A$2]/[.$B$2]);0)" office:value-type="float" office:value="-1243" calcext:value-type="float">
            <text:p>-1243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F15]/([.$A$1]/[.$B$1])*([.$A$2]/[.$B$2]);0)" office:value-type="float" office:value="-1235" calcext:value-type="float">
            <text:p>-1235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194" calcext:value-type="float">
            <text:p>-22194</text:p>
          </table:table-cell>
          <table:table-cell table:style-name="ce11" table:formula="of:=ROUND([.J15]/([.$A$1]/[.$B$1])*([.$A$2]/[.$B$2]);0)" office:value-type="float" office:value="-1241" calcext:value-type="float">
            <text:p>-1241</text:p>
          </table:table-cell>
          <table:table-cell table:style-name="ce11" table:formula="of:=IF([.K15]&lt;[.K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8252" calcext:value-type="float">
            <text:p>-18252</text:p>
          </table:table-cell>
          <table:table-cell table:style-name="ce11" table:formula="of:=ROUND([.N15]/([.$A$1]/[.$B$1])*([.$A$2]/[.$B$2]);0)" office:value-type="float" office:value="-1020" calcext:value-type="float">
            <text:p>-1020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9350" calcext:value-type="float">
            <text:p>-19350</text:p>
          </table:table-cell>
          <table:table-cell table:style-name="ce11" table:formula="of:=ROUND([.R15]/([.$A$1]/[.$B$1])*([.$A$2]/[.$B$2]);0)" office:value-type="float" office:value="-1082" calcext:value-type="float">
            <text:p>-1082</text:p>
          </table:table-cell>
          <table:table-cell table:style-name="ce11" table:formula="of:=IF([.S15]&lt;[.S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044" calcext:value-type="float">
            <text:p>-19044</text:p>
          </table:table-cell>
          <table:table-cell table:style-name="ce11" table:formula="of:=ROUND([.V15]/([.$A$1]/[.$B$1])*([.$A$2]/[.$B$2]);0)" office:value-type="float" office:value="-1065" calcext:value-type="float">
            <text:p>-1065</text:p>
          </table:table-cell>
          <table:table-cell table:style-name="ce11" table:formula="of:=IF([.W15]&lt;[.W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Z15]/([.$A$1]/[.$B$1])*([.$A$2]/[.$B$2]);0)" office:value-type="float" office:value="-1115" calcext:value-type="float">
            <text:p>-1115</text:p>
          </table:table-cell>
          <table:table-cell table:style-name="ce11" table:formula="of:=IF([.AA15]&lt;[.AA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230" calcext:value-type="float">
            <text:p>-22230</text:p>
          </table:table-cell>
          <table:table-cell table:style-name="ce11" table:formula="of:=ROUND([.AD15]/([.$A$1]/[.$B$1])*([.$A$2]/[.$B$2]);0)" office:value-type="float" office:value="-1243" calcext:value-type="float">
            <text:p>-1243</text:p>
          </table:table-cell>
          <table:table-cell table:style-name="ce11" table:formula="of:=IF([.AE15]&lt;[.AE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AH15]/([.$A$1]/[.$B$1])*([.$A$2]/[.$B$2]);0)" office:value-type="float" office:value="-1235" calcext:value-type="float">
            <text:p>-1235</text:p>
          </table:table-cell>
          <table:table-cell table:style-name="ce11" table:formula="of:=IF([.AI15]&lt;[.AI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AL15]/([.$A$1]/[.$B$1])*([.$A$2]/[.$B$2]);0)" office:value-type="float" office:value="-1115" calcext:value-type="float">
            <text:p>-1115</text:p>
          </table:table-cell>
          <table:table-cell table:style-name="ce11" table:formula="of:=IF([.AM15]&lt;[.AM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24282" calcext:value-type="float">
            <text:p>-24282</text:p>
          </table:table-cell>
          <table:table-cell table:style-name="ce11" table:formula="of:=ROUND([.AP15]/([.$A$1]/[.$B$1])*([.$A$2]/[.$B$2]);0)" office:value-type="float" office:value="-1358" calcext:value-type="float">
            <text:p>-1358</text:p>
          </table:table-cell>
          <table:table-cell table:style-name="ce11" table:formula="of:=IF([.AQ15]&lt;[.AQ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0718" calcext:value-type="float">
            <text:p>-20718</text:p>
          </table:table-cell>
          <table:table-cell table:style-name="ce11" table:formula="of:=ROUND([.AT15]/([.$A$1]/[.$B$1])*([.$A$2]/[.$B$2]);0)" office:value-type="float" office:value="-1158" calcext:value-type="float">
            <text:p>-1158</text:p>
          </table:table-cell>
          <table:table-cell table:style-name="ce11" table:formula="of:=IF([.AU15]&lt;[.AU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7550" calcext:value-type="float">
            <text:p>-17550</text:p>
          </table:table-cell>
          <table:table-cell table:style-name="ce11" table:formula="of:=ROUND([.AX15]/([.$A$1]/[.$B$1])*([.$A$2]/[.$B$2]);0)" office:value-type="float" office:value="-981" calcext:value-type="float">
            <text:p>-981</text:p>
          </table:table-cell>
          <table:table-cell table:style-name="ce11" table:formula="of:=IF([.AY15]&lt;[.AY18];&quot;+&quot;;&quot;-&quot;)" office:value-type="string" office:string-value="+" calcext:value-type="string">
            <text:p>+</text:p>
          </table:table-cell>
          <table:table-cell table:style-name="ce11" table:number-columns-repeated="16332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3258" calcext:value-type="float">
            <text:p>-3258</text:p>
          </table:table-cell>
          <table:table-cell table:style-name="ce12" table:formula="of:=ROUND([.B17]/([.$A$1]/[.$B$1])*([.$A$2]/[.$B$2]);0)" office:value-type="float" office:value="-1406" calcext:value-type="float">
            <text:p>-1406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F17]/([.$A$1]/[.$B$1])*([.$A$2]/[.$B$2]);0)" office:value-type="float" office:value="-605" calcext:value-type="float">
            <text:p>-605</text:p>
          </table:table-cell>
          <table:table-cell table:style-name="ce12" table:formula="of:=IF([.G16]&lt;[.G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5148" calcext:value-type="float">
            <text:p>-5148</text:p>
          </table:table-cell>
          <table:table-cell table:style-name="ce12" table:formula="of:=ROUND([.J17]/([.$A$1]/[.$B$1])*([.$A$2]/[.$B$2]);0)" office:value-type="float" office:value="-806" calcext:value-type="float">
            <text:p>-806</text:p>
          </table:table-cell>
          <table:table-cell table:style-name="ce12" table:formula="of:=IF([.K16]&lt;[.K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816" calcext:value-type="float">
            <text:p>-3816</text:p>
          </table:table-cell>
          <table:table-cell table:style-name="ce12" table:formula="of:=ROUND([.N17]/([.$A$1]/[.$B$1])*([.$A$2]/[.$B$2]);0)" office:value-type="float" office:value="-938" calcext:value-type="float">
            <text:p>-938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032" calcext:value-type="float">
            <text:p>-4032</text:p>
          </table:table-cell>
          <table:table-cell table:style-name="ce12" table:formula="of:=ROUND([.R17]/([.$A$1]/[.$B$1])*([.$A$2]/[.$B$2]);0)" office:value-type="float" office:value="-1073" calcext:value-type="float">
            <text:p>-1073</text:p>
          </table:table-cell>
          <table:table-cell table:style-name="ce12" table:formula="of:=IF([.S16]&lt;[.S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1188" calcext:value-type="float">
            <text:p>-1188</text:p>
          </table:table-cell>
          <table:table-cell table:style-name="ce12" table:formula="of:=ROUND([.V17]/([.$A$1]/[.$B$1])*([.$A$2]/[.$B$2]);0)" office:value-type="float" office:value="-897" calcext:value-type="float">
            <text:p>-897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Z17]/([.$A$1]/[.$B$1])*([.$A$2]/[.$B$2]);0)" office:value-type="float" office:value="-915" calcext:value-type="float">
            <text:p>-91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58" calcext:value-type="float">
            <text:p>-3258</text:p>
          </table:table-cell>
          <table:table-cell table:style-name="ce12" table:formula="of:=ROUND([.AD17]/([.$A$1]/[.$B$1])*([.$A$2]/[.$B$2]);0)" office:value-type="float" office:value="-1406" calcext:value-type="float">
            <text:p>-1406</text:p>
          </table:table-cell>
          <table:table-cell table:style-name="ce12" table:formula="of:=IF([.AE16]&lt;[.AE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H17]/([.$A$1]/[.$B$1])*([.$A$2]/[.$B$2]);0)" office:value-type="float" office:value="-605" calcext:value-type="float">
            <text:p>-605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AL17]/([.$A$1]/[.$B$1])*([.$A$2]/[.$B$2]);0)" office:value-type="float" office:value="-915" calcext:value-type="float">
            <text:p>-915</text:p>
          </table:table-cell>
          <table:table-cell table:style-name="ce12" table:formula="of:=IF([.AM16]&lt;[.AM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P17]/([.$A$1]/[.$B$1])*([.$A$2]/[.$B$2]);0)" office:value-type="float" office:value="-935" calcext:value-type="float">
            <text:p>-935</text:p>
          </table:table-cell>
          <table:table-cell table:style-name="ce12" table:formula="of:=IF([.AQ16]&lt;[.AQ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1890" calcext:value-type="float">
            <text:p>-1890</text:p>
          </table:table-cell>
          <table:table-cell table:style-name="ce12" table:formula="of:=ROUND([.AT17]/([.$A$1]/[.$B$1])*([.$A$2]/[.$B$2]);0)" office:value-type="float" office:value="-883" calcext:value-type="float">
            <text:p>-883</text:p>
          </table:table-cell>
          <table:table-cell table:style-name="ce12" table:formula="of:=IF([.AU16]&lt;[.AU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754" calcext:value-type="float">
            <text:p>-2754</text:p>
          </table:table-cell>
          <table:table-cell table:style-name="ce12" table:formula="of:=ROUND([.AX17]/([.$A$1]/[.$B$1])*([.$A$2]/[.$B$2]);0)" office:value-type="float" office:value="-843" calcext:value-type="float">
            <text:p>-843</text:p>
          </table:table-cell>
          <table:table-cell table:style-name="ce12" table:formula="of:=IF([.AY16]&lt;[.AY19];&quot;+&quot;;&quot;-&quot;)" office:value-type="string" office:string-value="-" calcext:value-type="string">
            <text:p>-</text:p>
          </table:table-cell>
          <table:table-cell table:style-name="ce12" table:number-columns-repeated="16332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25146" calcext:value-type="float">
            <text:p>-25146</text:p>
          </table:table-cell>
          <table:table-cell table:style-name="ce13" table:formula="of:=ROUND(-1*[.B16]/([.$A$1]/[.$B$1])*([.$A$2]/[.$B$2]);0)" office:value-type="float" office:value="182" calcext:value-type="float">
            <text:p>182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F16]/([.$A$1]/[.$B$1])*([.$A$2]/[.$B$2]);0)" office:value-type="float" office:value="184" calcext:value-type="float">
            <text:p>184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4418" calcext:value-type="float">
            <text:p>-14418</text:p>
          </table:table-cell>
          <table:table-cell table:style-name="ce13" table:formula="of:=ROUND(-1*[.J16]/([.$A$1]/[.$B$1])*([.$A$2]/[.$B$2]);0)" office:value-type="float" office:value="288" calcext:value-type="float">
            <text:p>28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76" calcext:value-type="float">
            <text:p>-16776</text:p>
          </table:table-cell>
          <table:table-cell table:style-name="ce13" table:formula="of:=ROUND(-1*[.N16]/([.$A$1]/[.$B$1])*([.$A$2]/[.$B$2]);0)" office:value-type="float" office:value="213" calcext:value-type="float">
            <text:p>213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9188" calcext:value-type="float">
            <text:p>-19188</text:p>
          </table:table-cell>
          <table:table-cell table:style-name="ce13" table:formula="of:=ROUND(-1*[.R16]/([.$A$1]/[.$B$1])*([.$A$2]/[.$B$2]);0)" office:value-type="float" office:value="225" calcext:value-type="float">
            <text:p>225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38" calcext:value-type="float">
            <text:p>-16038</text:p>
          </table:table-cell>
          <table:table-cell table:style-name="ce13" table:formula="of:=ROUND(-1*[.V16]/([.$A$1]/[.$B$1])*([.$A$2]/[.$B$2]);0)" office:value-type="float" office:value="66" calcext:value-type="float">
            <text:p>66</text:p>
          </table:table-cell>
          <table:table-cell table:style-name="ce13" table:formula="of:=IF([.W17]&lt;[.W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Z16]/([.$A$1]/[.$B$1])*([.$A$2]/[.$B$2]);0)" office:value-type="float" office:value="158" calcext:value-type="float">
            <text:p>158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25146" calcext:value-type="float">
            <text:p>-25146</text:p>
          </table:table-cell>
          <table:table-cell table:style-name="ce13" table:formula="of:=ROUND(-1*[.AD16]/([.$A$1]/[.$B$1])*([.$A$2]/[.$B$2]);0)" office:value-type="float" office:value="182" calcext:value-type="float">
            <text:p>182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AH16]/([.$A$1]/[.$B$1])*([.$A$2]/[.$B$2]);0)" office:value-type="float" office:value="184" calcext:value-type="float">
            <text:p>184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AL16]/([.$A$1]/[.$B$1])*([.$A$2]/[.$B$2]);0)" office:value-type="float" office:value="158" calcext:value-type="float">
            <text:p>158</text:p>
          </table:table-cell>
          <table:table-cell table:style-name="ce13" table:formula="of:=IF([.AM17]&lt;[.AM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AP16]/([.$A$1]/[.$B$1])*([.$A$2]/[.$B$2]);0)" office:value-type="float" office:value="184" calcext:value-type="float">
            <text:p>184</text:p>
          </table:table-cell>
          <table:table-cell table:style-name="ce13" table:formula="of:=IF([.AQ17]&lt;[.AQ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5786" calcext:value-type="float">
            <text:p>-15786</text:p>
          </table:table-cell>
          <table:table-cell table:style-name="ce13" table:formula="of:=ROUND(-1*[.AT16]/([.$A$1]/[.$B$1])*([.$A$2]/[.$B$2]);0)" office:value-type="float" office:value="106" calcext:value-type="float">
            <text:p>106</text:p>
          </table:table-cell>
          <table:table-cell table:style-name="ce13" table:formula="of:=IF([.AU17]&lt;[.AU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5084" calcext:value-type="float">
            <text:p>-15084</text:p>
          </table:table-cell>
          <table:table-cell table:style-name="ce13" table:formula="of:=ROUND(-1*[.AX16]/([.$A$1]/[.$B$1])*([.$A$2]/[.$B$2]);0)" office:value-type="float" office:value="154" calcext:value-type="float">
            <text:p>154</text:p>
          </table:table-cell>
          <table:table-cell table:style-name="ce13" table:formula="of:=IF([.AY17]&lt;[.AY20];&quot;+&quot;;&quot;-&quot;)" office:value-type="string" office:string-value="-" calcext:value-type="string">
            <text:p>-</text:p>
          </table:table-cell>
          <table:table-cell table:style-name="ce13" table:number-columns-repeated="16332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-18468" calcext:value-type="float">
            <text:p>-18468</text:p>
          </table:table-cell>
          <table:table-cell table:style-name="ce14" table:formula="of:=ROUND([.B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F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22536" calcext:value-type="float">
            <text:p>-22536</text:p>
          </table:table-cell>
          <table:table-cell table:style-name="ce14" table:formula="of:=ROUND([.J18]/([.$A$1]/[.$B$1])*([.$A$2]/[.$B$2]);0)" office:value-type="float" office:value="-1260" calcext:value-type="float">
            <text:p>-1260</text:p>
          </table:table-cell>
          <table:table-cell table:style-name="ce14" table:number-columns-repeated="2"/>
          <table:table-cell table:style-name="ce14" office:value-type="float" office:value="-23472" calcext:value-type="float">
            <text:p>-23472</text:p>
          </table:table-cell>
          <table:table-cell table:style-name="ce14" table:formula="of:=ROUND([.N18]/([.$A$1]/[.$B$1])*([.$A$2]/[.$B$2]);0)" office:value-type="float" office:value="-1312" calcext:value-type="float">
            <text:p>-1312</text:p>
          </table:table-cell>
          <table:table-cell table:style-name="ce14" table:number-columns-repeated="2"/>
          <table:table-cell table:style-name="ce14" office:value-type="float" office:value="-17064" calcext:value-type="float">
            <text:p>-17064</text:p>
          </table:table-cell>
          <table:table-cell table:style-name="ce14" table:formula="of:=ROUND([.R18]/([.$A$1]/[.$B$1])*([.$A$2]/[.$B$2]);0)" office:value-type="float" office:value="-954" calcext:value-type="float">
            <text:p>-954</text:p>
          </table:table-cell>
          <table:table-cell table:style-name="ce14" table:number-columns-repeated="2"/>
          <table:table-cell table:style-name="ce14" office:value-type="float" office:value="-14778" calcext:value-type="float">
            <text:p>-14778</text:p>
          </table:table-cell>
          <table:table-cell table:style-name="ce14" table:formula="of:=ROUND([.V18]/([.$A$1]/[.$B$1])*([.$A$2]/[.$B$2]);0)" office:value-type="float" office:value="-826" calcext:value-type="float">
            <text:p>-826</text:p>
          </table:table-cell>
          <table:table-cell table:style-name="ce14" table:number-columns-repeated="2"/>
          <table:table-cell table:style-name="ce14" office:value-type="float" office:value="-14364" calcext:value-type="float">
            <text:p>-14364</text:p>
          </table:table-cell>
          <table:table-cell table:style-name="ce14" table:formula="of:=ROUND([.Z18]/([.$A$1]/[.$B$1])*([.$A$2]/[.$B$2]);0)" office:value-type="float" office:value="-803" calcext:value-type="float">
            <text:p>-803</text:p>
          </table:table-cell>
          <table:table-cell table:style-name="ce14" table:number-columns-repeated="2"/>
          <table:table-cell table:style-name="ce14" office:value-type="float" office:value="-18468" calcext:value-type="float">
            <text:p>-18468</text:p>
          </table:table-cell>
          <table:table-cell table:style-name="ce14" table:formula="of:=ROUND([.AD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AH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143694" calcext:value-type="float">
            <text:p>-143694</text:p>
          </table:table-cell>
          <table:table-cell table:style-name="ce14" table:formula="of:=ROUND([.AL18]/([.$A$1]/[.$B$1])*([.$A$2]/[.$B$2]);0)" office:value-type="float" office:value="-8033" calcext:value-type="float">
            <text:p>-8033</text:p>
          </table:table-cell>
          <table:table-cell table:style-name="ce14" table:number-columns-repeated="2"/>
          <table:table-cell table:style-name="ce14" office:value-type="float" office:value="-20085" calcext:value-type="float">
            <text:p>-20085</text:p>
          </table:table-cell>
          <table:table-cell table:style-name="ce14" table:formula="of:=ROUND([.AP18]/([.$A$1]/[.$B$1])*([.$A$2]/[.$B$2]);0)" office:value-type="float" office:value="-1123" calcext:value-type="float">
            <text:p>-1123</text:p>
          </table:table-cell>
          <table:table-cell table:style-name="ce14" table:number-columns-repeated="2"/>
          <table:table-cell table:style-name="ce14" office:value-type="float" office:value="-23256" calcext:value-type="float">
            <text:p>-23256</text:p>
          </table:table-cell>
          <table:table-cell table:style-name="ce14" table:formula="of:=ROUND([.AT18]/([.$A$1]/[.$B$1])*([.$A$2]/[.$B$2]);0)" office:value-type="float" office:value="-1300" calcext:value-type="float">
            <text:p>-1300</text:p>
          </table:table-cell>
          <table:table-cell table:style-name="ce14" table:number-columns-repeated="2"/>
          <table:table-cell table:style-name="ce14" office:value-type="float" office:value="-14940" calcext:value-type="float">
            <text:p>-14940</text:p>
          </table:table-cell>
          <table:table-cell table:style-name="ce14" table:formula="of:=ROUND([.AX18]/([.$A$1]/[.$B$1])*([.$A$2]/[.$B$2]);0)" office:value-type="float" office:value="-835" calcext:value-type="float">
            <text:p>-835</text:p>
          </table:table-cell>
          <table:table-cell table:style-name="ce14" table:number-columns-repeated="16333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342" calcext:value-type="float">
            <text:p>-342</text:p>
          </table:table-cell>
          <table:table-cell table:style-name="ce15" table:formula="of:=ROUND([.B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18" calcext:value-type="float">
            <text:p>-1718</text:p>
          </table:table-cell>
          <table:table-cell table:style-name="ce15" table:formula="of:=ROUND([.F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2502" calcext:value-type="float">
            <text:p>-2502</text:p>
          </table:table-cell>
          <table:table-cell table:style-name="ce15" table:formula="of:=ROUND([.J20]/([.$A$1]/[.$B$1])*([.$A$2]/[.$B$2]);0)" office:value-type="float" office:value="-1015" calcext:value-type="float">
            <text:p>-1015</text:p>
          </table:table-cell>
          <table:table-cell table:style-name="ce15" table:number-columns-repeated="2"/>
          <table:table-cell table:style-name="ce15" office:value-type="float" office:value="-2052" calcext:value-type="float">
            <text:p>-2052</text:p>
          </table:table-cell>
          <table:table-cell table:style-name="ce15" table:formula="of:=ROUND([.N20]/([.$A$1]/[.$B$1])*([.$A$2]/[.$B$2]);0)" office:value-type="float" office:value="-777" calcext:value-type="float">
            <text:p>-777</text:p>
          </table:table-cell>
          <table:table-cell table:style-name="ce15" table:number-columns-repeated="2"/>
          <table:table-cell table:style-name="ce15" office:value-type="float" office:value="-2628" calcext:value-type="float">
            <text:p>-2628</text:p>
          </table:table-cell>
          <table:table-cell table:style-name="ce15" table:formula="of:=ROUND([.R20]/([.$A$1]/[.$B$1])*([.$A$2]/[.$B$2]);0)" office:value-type="float" office:value="-1225" calcext:value-type="float">
            <text:p>-1225</text:p>
          </table:table-cell>
          <table:table-cell table:style-name="ce15" table:number-columns-repeated="2"/>
          <table:table-cell table:style-name="ce15" office:value-type="float" office:value="-2376" calcext:value-type="float">
            <text:p>-2376</text:p>
          </table:table-cell>
          <table:table-cell table:style-name="ce15" table:formula="of:=ROUND([.V20]/([.$A$1]/[.$B$1])*([.$A$2]/[.$B$2]);0)" office:value-type="float" office:value="-746" calcext:value-type="float">
            <text:p>-74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Z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342" calcext:value-type="float">
            <text:p>-342</text:p>
          </table:table-cell>
          <table:table-cell table:style-name="ce15" table:formula="of:=ROUND([.AD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28" calcext:value-type="float">
            <text:p>-1728</text:p>
          </table:table-cell>
          <table:table-cell table:style-name="ce15" table:formula="of:=ROUND([.AH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AL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1854" calcext:value-type="float">
            <text:p>-1854</text:p>
          </table:table-cell>
          <table:table-cell table:style-name="ce15" table:formula="of:=ROUND([.AP20]/([.$A$1]/[.$B$1])*([.$A$2]/[.$B$2]);0)" office:value-type="float" office:value="-757" calcext:value-type="float">
            <text:p>-757</text:p>
          </table:table-cell>
          <table:table-cell table:style-name="ce15" table:number-columns-repeated="2"/>
          <table:table-cell table:style-name="ce15" office:value-type="float" office:value="-2826" calcext:value-type="float">
            <text:p>-2826</text:p>
          </table:table-cell>
          <table:table-cell table:style-name="ce15" table:formula="of:=ROUND([.AT20]/([.$A$1]/[.$B$1])*([.$A$2]/[.$B$2]);0)" office:value-type="float" office:value="-796" calcext:value-type="float">
            <text:p>-796</text:p>
          </table:table-cell>
          <table:table-cell table:style-name="ce15" table:number-columns-repeated="2"/>
          <table:table-cell table:style-name="ce15" office:value-type="float" office:value="-2484" calcext:value-type="float">
            <text:p>-2484</text:p>
          </table:table-cell>
          <table:table-cell table:style-name="ce15" table:formula="of:=ROUND([.AX20]/([.$A$1]/[.$B$1])*([.$A$2]/[.$B$2]);0)" office:value-type="float" office:value="-846" calcext:value-type="float">
            <text:p>-846</text:p>
          </table:table-cell>
          <table:table-cell table:style-name="ce15" table:number-columns-repeated="16333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-13392" calcext:value-type="float">
            <text:p>-13392</text:p>
          </table:table-cell>
          <table:table-cell table:formula="of:=ROUND(-1*[.B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F19]/([.$A$1]/[.$B$1])*([.$A$2]/[.$B$2]);0)" office:value-type="float" office:value="96" calcext:value-type="float">
            <text:p>96</text:p>
          </table:table-cell>
          <table:table-cell table:number-columns-repeated="2"/>
          <table:table-cell office:value-type="float" office:value="-18162" calcext:value-type="float">
            <text:p>-18162</text:p>
          </table:table-cell>
          <table:table-cell table:style-name="ce25" office:value-type="float" office:value="170" calcext:value-type="float">
            <text:p>170</text:p>
          </table:table-cell>
          <table:table-cell table:number-columns-repeated="2"/>
          <table:table-cell office:value-type="float" office:value="-13896" calcext:value-type="float">
            <text:p>-13896</text:p>
          </table:table-cell>
          <table:table-cell table:formula="of:=ROUND(-1*[.N19]/([.$A$1]/[.$B$1])*([.$A$2]/[.$B$2]);0)" office:value-type="float" office:value="115" calcext:value-type="float">
            <text:p>115</text:p>
          </table:table-cell>
          <table:table-cell table:number-columns-repeated="2"/>
          <table:table-cell office:value-type="float" office:value="-21906" calcext:value-type="float">
            <text:p>-21906</text:p>
          </table:table-cell>
          <table:table-cell table:formula="of:=ROUND(-1*[.R19]/([.$A$1]/[.$B$1])*([.$A$2]/[.$B$2]);0)" office:value-type="float" office:value="147" calcext:value-type="float">
            <text:p>147</text:p>
          </table:table-cell>
          <table:table-cell table:number-columns-repeated="2"/>
          <table:table-cell office:value-type="float" office:value="-13338" calcext:value-type="float">
            <text:p>-13338</text:p>
          </table:table-cell>
          <table:table-cell table:formula="of:=ROUND(-1*[.V19]/([.$A$1]/[.$B$1])*([.$A$2]/[.$B$2]);0)" office:value-type="float" office:value="133" calcext:value-type="float">
            <text:p>133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Z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392" calcext:value-type="float">
            <text:p>-13392</text:p>
          </table:table-cell>
          <table:table-cell table:formula="of:=ROUND(-1*[.AD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AH19]/([.$A$1]/[.$B$1])*([.$A$2]/[.$B$2]);0)" office:value-type="float" office:value="97" calcext:value-type="float">
            <text:p>97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AL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536" calcext:value-type="float">
            <text:p>-13536</text:p>
          </table:table-cell>
          <table:table-cell table:formula="of:=ROUND(-1*[.AP19]/([.$A$1]/[.$B$1])*([.$A$2]/[.$B$2]);0)" office:value-type="float" office:value="104" calcext:value-type="float">
            <text:p>104</text:p>
          </table:table-cell>
          <table:table-cell table:number-columns-repeated="2"/>
          <table:table-cell office:value-type="float" office:value="-14238" calcext:value-type="float">
            <text:p>-14238</text:p>
          </table:table-cell>
          <table:table-cell table:formula="of:=ROUND(-1*[.AT19]/([.$A$1]/[.$B$1])*([.$A$2]/[.$B$2]);0)" office:value-type="float" office:value="158" calcext:value-type="float">
            <text:p>158</text:p>
          </table:table-cell>
          <table:table-cell table:number-columns-repeated="2"/>
          <table:table-cell office:value-type="float" office:value="-15138" calcext:value-type="float">
            <text:p>-15138</text:p>
          </table:table-cell>
          <table:table-cell table:formula="of:=ROUND(-1*[.AX19]/([.$A$1]/[.$B$1])*([.$A$2]/[.$B$2]);0)" office:value-type="float" office:value="139" calcext:value-type="float">
            <text:p>139</text:p>
          </table:table-cell>
          <table:table-cell table:number-columns-repeated="1633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9" table:formula="of:=SQRT(POWER(([.C18]-[.C15]);2)+POWER(([.C19]-[.C16]);2))" office:value-type="float" office:value="690.050722773334" calcext:value-type="float">
            <text:p>6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G18]-[.G15]);2)+POWER(([.G19]-[.G16]);2))" office:value-type="float" office:value="446.337316387505" calcext:value-type="float">
            <text:p>44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K18]-[.K15]);2)+POWER(([.K19]-[.K16]);2))" office:value-type="float" office:value="209.861859326558" calcext:value-type="float">
            <text:p>21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O18]-[.O15]);2)+POWER(([.O19]-[.O16]);2))" office:value-type="float" office:value="333.444148246749" calcext:value-type="float">
            <text:p>33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S18]-[.S15]);2)+POWER(([.S19]-[.S16]);2))" office:value-type="float" office:value="198.715877573988" calcext:value-type="float">
            <text:p>19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W18]-[.W15]);2)+POWER(([.W19]-[.W16]);2))" office:value-type="float" office:value="282.704793026224" calcext:value-type="float">
            <text:p>2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A18]-[.AA15]);2)+POWER(([.AA19]-[.AA16]);2))" office:value-type="float" office:value="322.595722228302" calcext:value-type="float">
            <text:p>32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E18]-[.AE15]);2)+POWER(([.AE19]-[.AE16]);2))" office:value-type="float" office:value="690.050722773334" calcext:value-type="float">
            <text:p>6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I18]-[.AI15]);2)+POWER(([.AI19]-[.AI16]);2))" office:value-type="float" office:value="446.337316387505" calcext:value-type="float">
            <text:p>44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M18]-[.AM15]);2)+POWER(([.AM19]-[.AM16]);2))" office:value-type="float" office:value="6918.48596153812" calcext:value-type="float">
            <text:p>691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Q18]-[.AQ15]);2)+POWER(([.AQ19]-[.AQ16]);2))" office:value-type="float" office:value="294.80332426891" calcext:value-type="float">
            <text:p>29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U18]-[.AU15]);2)+POWER(([.AU19]-[.AU16]);2))" office:value-type="float" office:value="166.532279153322" calcext:value-type="float">
            <text:p>167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Y18]-[.AY15]);2)+POWER(([.AY19]-[.AY16]);2))" office:value-type="float" office:value="146.030818665102" calcext:value-type="float">
            <text:p>146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ASIN(([.C20]-[.C17])/-[.C21]);4)" office:value-type="float" office:value="0.2385" calcext:value-type="float">
            <text:p>0,2385</text:p>
          </table:table-cell>
          <table:table-cell table:style-name="ce19" office:value-type="string" calcext:value-type="string">
            <text:p>Distance</text:p>
          </table:table-cell>
          <table:table-cell table:number-columns-repeated="2"/>
          <table:table-cell table:formula="of:=ROUND(ASIN(([.G20]-[.G17])/-[.G21]);4)" office:value-type="float" office:value="0.1985" calcext:value-type="float">
            <text:p>0,1985</text:p>
          </table:table-cell>
          <table:table-cell table:number-columns-repeated="3"/>
          <table:table-cell table:formula="of:=ROUND(ASIN(([.K20]-[.K17])/-[.K21]);4)" office:value-type="float" office:value="0.5971" calcext:value-type="float">
            <text:p>0,5971</text:p>
          </table:table-cell>
          <table:table-cell table:number-columns-repeated="3"/>
          <table:table-cell table:formula="of:=ROUND(ASIN(([.O20]-[.O17])/-[.O21]);4)" office:value-type="float" office:value="0.2983" calcext:value-type="float">
            <text:p>0,2983</text:p>
          </table:table-cell>
          <table:table-cell table:number-columns-repeated="3"/>
          <table:table-cell table:formula="of:=ROUND(ASIN(([.S20]-[.S17])/-[.S21]);4)" office:value-type="float" office:value="0.4034" calcext:value-type="float">
            <text:p>0,4034</text:p>
          </table:table-cell>
          <table:table-cell table:number-columns-repeated="3"/>
          <table:table-cell table:formula="of:=ROUND(ASIN(([.W20]-[.W17])/-[.W21]);4)" office:value-type="float" office:value="-0.2393" calcext:value-type="float">
            <text:p>-0,2393</text:p>
          </table:table-cell>
          <table:table-cell table:number-columns-repeated="3"/>
          <table:table-cell table:formula="of:=ROUND(ASIN(([.AA20]-[.AA17])/-[.AA21]);4)" office:value-type="float" office:value="0.1776" calcext:value-type="float">
            <text:p>0,1776</text:p>
          </table:table-cell>
          <table:table-cell table:number-columns-repeated="3"/>
          <table:table-cell table:formula="of:=ROUND(ASIN(([.AE20]-[.AE17])/-[.AE21]);4)" office:value-type="float" office:value="0.2385" calcext:value-type="float">
            <text:p>0,2385</text:p>
          </table:table-cell>
          <table:table-cell table:number-columns-repeated="3"/>
          <table:table-cell table:formula="of:=ROUND(ASIN(([.AI20]-[.AI17])/-[.AI21]);4)" office:value-type="float" office:value="0.1962" calcext:value-type="float">
            <text:p>0,1962</text:p>
          </table:table-cell>
          <table:table-cell table:number-columns-repeated="3"/>
          <table:table-cell table:formula="of:=ROUND(ASIN(([.AM20]-[.AM17])/-[.AM21]);4)" office:value-type="float" office:value="0.0082" calcext:value-type="float">
            <text:p>0,0082</text:p>
          </table:table-cell>
          <table:table-cell table:number-columns-repeated="3"/>
          <table:table-cell table:formula="of:=ROUND(ASIN(([.AQ20]-[.AQ17])/-[.AQ21]);4)" office:value-type="float" office:value="0.2748" calcext:value-type="float">
            <text:p>0,2748</text:p>
          </table:table-cell>
          <table:table-cell table:number-columns-repeated="3"/>
          <table:table-cell table:formula="of:=ROUND(ASIN(([.AU20]-[.AU17])/-[.AU21]);4)" office:value-type="float" office:value="-0.3176" calcext:value-type="float">
            <text:p>-0,3176</text:p>
          </table:table-cell>
          <table:table-cell table:number-columns-repeated="3"/>
          <table:table-cell table:formula="of:=ROUND(ASIN(([.AY20]-[.AY17])/-[.AY21]);4)" office:value-type="float" office:value="0.1029" calcext:value-type="float">
            <text:p>0,1029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3" table:formula="of:=ROUND(ASIN(([.C18]-[.C15])/([.C21]*COS([.C22])));4)" office:value-type="float" office:value="0.3201" calcext:value-type="float">
            <text:p>0,3201</text:p>
          </table:table-cell>
          <table:table-cell table:style-name="ce19" office:value-type="float" office:value="5000" calcext:value-type="float">
            <text:p>5000</text:p>
          </table:table-cell>
          <table:table-cell table:number-columns-repeated="2"/>
          <table:table-cell table:style-name="ce13" table:formula="of:=ROUND(ACOS(([.G19]-[.G16])/([.G21]*COS([.G22])));4)" office:value-type="float" office:value="2.968" calcext:value-type="float">
            <text:p>2,968</text:p>
          </table:table-cell>
          <table:table-cell table:number-columns-repeated="3"/>
          <table:table-cell table:style-name="ce25" table:formula="of:=ROUND(ASIN(-([.K18]-[.K15])/([.K21]*COS([.K22])))-PI();4)" office:value-type="float" office:value="-3.0319" calcext:value-type="float">
            <text:p>-3,0319</text:p>
          </table:table-cell>
          <table:table-cell table:number-columns-repeated="3"/>
          <table:table-cell table:style-name="ce13" table:formula="of:=-ROUND(ACOS(([.O19]-[.O16])/([.O21]*COS([.O22])));4)" office:value-type="float" office:value="-1.0412" calcext:value-type="float">
            <text:p>-1,0412</text:p>
          </table:table-cell>
          <table:table-cell table:number-columns-repeated="3"/>
          <table:table-cell table:style-name="ce13" table:formula="of:=ROUND(ACOS(([.S19]-[.S16])/([.S21]*COS([.S22])));4)" office:value-type="float" office:value="2.5529" calcext:value-type="float">
            <text:p>2,5529</text:p>
          </table:table-cell>
          <table:table-cell table:number-columns-repeated="3"/>
          <table:table-cell table:style-name="ce13" table:formula="of:=ROUND(ACOS(([.W19]-[.W16])/([.W21]*COS([.W22])));4)" office:value-type="float" office:value="0.9887" calcext:value-type="float">
            <text:p>0,9887</text:p>
          </table:table-cell>
          <table:table-cell table:number-columns-repeated="3"/>
          <table:table-cell table:style-name="ce13" table:formula="of:=ROUND(ACOS(([.AA19]-[.AA16])/([.AA21]*COS([.AA22])));4)" office:value-type="float" office:value="1.3096" calcext:value-type="float">
            <text:p>1,3096</text:p>
          </table:table-cell>
          <table:table-cell table:number-columns-repeated="3"/>
          <table:table-cell table:style-name="ce13" table:formula="of:=-ROUND(ACOS(([.AE19]-[.AE16])/([.AE21]*COS([.AE22])));4)" office:value-type="float" office:value="-0.2011" calcext:value-type="float">
            <text:p>-0,2011</text:p>
          </table:table-cell>
          <table:table-cell table:number-columns-repeated="3"/>
          <table:table-cell table:style-name="ce13" table:formula="of:=-ROUND(ACOS(([.AI19]-[.AI16])/([.AI21]*COS([.AI22])));4)" office:value-type="float" office:value="-2.9654" calcext:value-type="float">
            <text:p>-2,9654</text:p>
          </table:table-cell>
          <table:table-cell table:number-columns-repeated="3"/>
          <table:table-cell table:style-name="ce13" table:formula="of:=-ROUND(ACOS(([.AM19]-[.AM16])/([.AM21]*COS([.AM22])));4)" office:value-type="float" office:value="-1.5589" calcext:value-type="float">
            <text:p>-1,5589</text:p>
          </table:table-cell>
          <table:table-cell table:number-columns-repeated="3"/>
          <table:table-cell table:style-name="ce13" table:formula="of:=-ROUND(ACOS(([.AQ19]-[.AQ16])/([.AQ21]*COS([.AQ22])));4)" office:value-type="float" office:value="-0.8927" calcext:value-type="float">
            <text:p>-0,8927</text:p>
          </table:table-cell>
          <table:table-cell table:number-columns-repeated="3"/>
          <table:table-cell table:style-name="ce13" table:formula="of:=-ROUND(ACOS(([.AU19]-[.AU16])/([.AU21]*COS([.AU22])));4)" office:value-type="float" office:value="-0.9885" calcext:value-type="float">
            <text:p>-0,9885</text:p>
          </table:table-cell>
          <table:table-cell table:number-columns-repeated="3"/>
          <table:table-cell table:style-name="ce13" table:formula="of:=-ROUND(ACOS(([.AY19]-[.AY16])/([.AY21]*COS([.AY22])));4)" office:value-type="float" office:value="-1.5915" calcext:value-type="float">
            <text:p>-1,591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286" calcext:value-type="float">
            <text:p>286</text:p>
          </table:table-cell>
          <table:table-cell table:number-columns-repeated="3"/>
          <table:table-cell table:style-name="ce11" table:formula="of:=[.G15]+ROUND([.$D$23]*SIN([.G$23])*COS([.G$22]);0)" office:value-type="float" office:value="-388" calcext:value-type="float">
            <text:p>-388</text:p>
          </table:table-cell>
          <table:table-cell table:number-columns-repeated="3"/>
          <table:table-cell table:style-name="ce11" table:formula="of:=[.K15]+ROUND([.$D$23]*SIN([.K$23])*COS([.K$22]);0)" office:value-type="float" office:value="-1694" calcext:value-type="float">
            <text:p>-1694</text:p>
          </table:table-cell>
          <table:table-cell table:number-columns-repeated="3"/>
          <table:table-cell table:style-name="ce11" table:formula="of:=[.O15]+ROUND([.$D$23]*SIN([.O$23])*COS([.O$22]);0)" office:value-type="float" office:value="-5144" calcext:value-type="float">
            <text:p>-5144</text:p>
          </table:table-cell>
          <table:table-cell table:number-columns-repeated="3"/>
          <table:table-cell table:style-name="ce11" table:formula="of:=[.S15]+ROUND([.$D$23]*SIN([.S$23])*COS([.S$22]);0)" office:value-type="float" office:value="1472" calcext:value-type="float">
            <text:p>1472</text:p>
          </table:table-cell>
          <table:table-cell table:number-columns-repeated="3"/>
          <table:table-cell table:style-name="ce11" table:formula="of:=[.W15]+ROUND([.$D$23]*SIN([.W$23])*COS([.W$22]);0)" office:value-type="float" office:value="2993" calcext:value-type="float">
            <text:p>2993</text:p>
          </table:table-cell>
          <table:table-cell table:number-columns-repeated="3"/>
          <table:table-cell table:style-name="ce11" table:formula="of:=[.AA15]+ROUND([.$D$23]*SIN([.AA$23])*COS([.AA$22]);0)" office:value-type="float" office:value="3639" calcext:value-type="float">
            <text:p>3639</text:p>
          </table:table-cell>
          <table:table-cell table:number-columns-repeated="3"/>
          <table:table-cell table:style-name="ce11" table:formula="of:=[.AE15]+ROUND([.$D$23]*SIN([.AE$23])*COS([.AE$22]);0)" office:value-type="float" office:value="-2213" calcext:value-type="float">
            <text:p>-2213</text:p>
          </table:table-cell>
          <table:table-cell table:number-columns-repeated="3"/>
          <table:table-cell table:style-name="ce11" table:formula="of:=[.AI15]+ROUND([.$D$23]*SIN([.AI$23])*COS([.AI$22]);0)" office:value-type="float" office:value="-2095" calcext:value-type="float">
            <text:p>-2095</text:p>
          </table:table-cell>
          <table:table-cell table:number-columns-repeated="3"/>
          <table:table-cell table:style-name="ce11" table:formula="of:=[.AM15]+ROUND([.$D$23]*SIN([.AM$23])*COS([.AM$22]);0)" office:value-type="float" office:value="-6114" calcext:value-type="float">
            <text:p>-6114</text:p>
          </table:table-cell>
          <table:table-cell table:number-columns-repeated="3"/>
          <table:table-cell table:style-name="ce11" table:formula="of:=[.AQ15]+ROUND([.$D$23]*SIN([.AQ$23])*COS([.AQ$22]);0)" office:value-type="float" office:value="-5106" calcext:value-type="float">
            <text:p>-5106</text:p>
          </table:table-cell>
          <table:table-cell table:number-columns-repeated="3"/>
          <table:table-cell table:style-name="ce11" table:formula="of:=[.AU15]+ROUND([.$D$23]*SIN([.AU$23])*COS([.AU$22]);0)" office:value-type="float" office:value="-5125" calcext:value-type="float">
            <text:p>-5125</text:p>
          </table:table-cell>
          <table:table-cell table:number-columns-repeated="3"/>
          <table:table-cell table:style-name="ce11" table:formula="of:=[.AY15]+ROUND([.$D$23]*SIN([.AY$23])*COS([.AY$22]);0)" office:value-type="float" office:value="-5953" calcext:value-type="float">
            <text:p>-5953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3206" calcext:value-type="float">
            <text:p>3206</text:p>
          </table:table-cell>
          <table:table-cell table:number-columns-repeated="3"/>
          <table:table-cell table:style-name="ce12" table:formula="of:=[.G16]+ROUND([.$D$23]*COS([.G$23])*COS([.G$22]);0)" office:value-type="float" office:value="-5433" calcext:value-type="float">
            <text:p>-5433</text:p>
          </table:table-cell>
          <table:table-cell table:number-columns-repeated="3"/>
          <table:table-cell table:style-name="ce12" table:formula="of:=[.K16]+ROUND([.$D$23]*COS([.K$23])*COS([.K$22]);0)" office:value-type="float" office:value="-4916" calcext:value-type="float">
            <text:p>-4916</text:p>
          </table:table-cell>
          <table:table-cell table:number-columns-repeated="3"/>
          <table:table-cell table:style-name="ce12" table:formula="of:=[.O16]+ROUND([.$D$23]*COS([.O$23])*COS([.O$22]);0)" office:value-type="float" office:value="1476" calcext:value-type="float">
            <text:p>1476</text:p>
          </table:table-cell>
          <table:table-cell table:number-columns-repeated="3"/>
          <table:table-cell table:style-name="ce12" table:formula="of:=[.S16]+ROUND([.$D$23]*COS([.S$23])*COS([.S$22]);0)" office:value-type="float" office:value="-4898" calcext:value-type="float">
            <text:p>-4898</text:p>
          </table:table-cell>
          <table:table-cell table:number-columns-repeated="3"/>
          <table:table-cell table:style-name="ce12" table:formula="of:=[.W16]+ROUND([.$D$23]*COS([.W$23])*COS([.W$22]);0)" office:value-type="float" office:value="1774" calcext:value-type="float">
            <text:p>1774</text:p>
          </table:table-cell>
          <table:table-cell table:number-columns-repeated="3"/>
          <table:table-cell table:style-name="ce12" table:formula="of:=[.AA16]+ROUND([.$D$23]*COS([.AA$23])*COS([.AA$22]);0)" office:value-type="float" office:value="356" calcext:value-type="float">
            <text:p>356</text:p>
          </table:table-cell>
          <table:table-cell table:number-columns-repeated="3"/>
          <table:table-cell table:style-name="ce12" table:formula="of:=[.AE16]+ROUND([.$D$23]*COS([.AE$23])*COS([.AE$22]);0)" office:value-type="float" office:value="3355" calcext:value-type="float">
            <text:p>3355</text:p>
          </table:table-cell>
          <table:table-cell table:number-columns-repeated="3"/>
          <table:table-cell table:style-name="ce12" table:formula="of:=[.AI16]+ROUND([.$D$23]*COS([.AI$23])*COS([.AI$22]);0)" office:value-type="float" office:value="-5433" calcext:value-type="float">
            <text:p>-5433</text:p>
          </table:table-cell>
          <table:table-cell table:number-columns-repeated="3"/>
          <table:table-cell table:style-name="ce12" table:formula="of:=[.AM16]+ROUND([.$D$23]*COS([.AM$23])*COS([.AM$22]);0)" office:value-type="float" office:value="-856" calcext:value-type="float">
            <text:p>-856</text:p>
          </table:table-cell>
          <table:table-cell table:number-columns-repeated="3"/>
          <table:table-cell table:style-name="ce12" table:formula="of:=[.AQ16]+ROUND([.$D$23]*COS([.AQ$23])*COS([.AQ$22]);0)" office:value-type="float" office:value="2084" calcext:value-type="float">
            <text:p>2084</text:p>
          </table:table-cell>
          <table:table-cell table:number-columns-repeated="3"/>
          <table:table-cell table:style-name="ce12" table:formula="of:=[.AU16]+ROUND([.$D$23]*COS([.AU$23])*COS([.AU$22]);0)" office:value-type="float" office:value="1729" calcext:value-type="float">
            <text:p>1729</text:p>
          </table:table-cell>
          <table:table-cell table:number-columns-repeated="3"/>
          <table:table-cell table:style-name="ce12" table:formula="of:=[.AY16]+ROUND([.$D$23]*COS([.AY$23])*COS([.AY$22]);0)" office:value-type="float" office:value="-946" calcext:value-type="float">
            <text:p>-946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-999" calcext:value-type="float">
            <text:p>-999</text:p>
          </table:table-cell>
          <table:table-cell table:number-columns-repeated="3"/>
          <table:table-cell table:style-name="ce13" table:formula="of:=[.G17]-ROUND([.$D$23]*SIN([.G$22]);0)" office:value-type="float" office:value="-802" calcext:value-type="float">
            <text:p>-802</text:p>
          </table:table-cell>
          <table:table-cell table:number-columns-repeated="3"/>
          <table:table-cell table:style-name="ce13" table:formula="of:=[.K17]-ROUND([.$D$23]*SIN([.K$22]);0)" office:value-type="float" office:value="-2523" calcext:value-type="float">
            <text:p>-2523</text:p>
          </table:table-cell>
          <table:table-cell table:number-columns-repeated="3"/>
          <table:table-cell table:style-name="ce13" table:formula="of:=[.O17]-ROUND([.$D$23]*SIN([.O$22]);0)" office:value-type="float" office:value="-1256" calcext:value-type="float">
            <text:p>-1256</text:p>
          </table:table-cell>
          <table:table-cell table:number-columns-repeated="3"/>
          <table:table-cell table:style-name="ce13" table:formula="of:=[.S17]-ROUND([.$D$23]*SIN([.S$22]);0)" office:value-type="float" office:value="-1738" calcext:value-type="float">
            <text:p>-1738</text:p>
          </table:table-cell>
          <table:table-cell table:number-columns-repeated="3"/>
          <table:table-cell table:style-name="ce13" table:formula="of:=[.W17]-ROUND([.$D$23]*SIN([.W$22]);0)" office:value-type="float" office:value="1251" calcext:value-type="float">
            <text:p>1251</text:p>
          </table:table-cell>
          <table:table-cell table:number-columns-repeated="3"/>
          <table:table-cell table:style-name="ce13" table:formula="of:=[.AA17]-ROUND([.$D$23]*SIN([.AA$22]);0)" office:value-type="float" office:value="-725" calcext:value-type="float">
            <text:p>-725</text:p>
          </table:table-cell>
          <table:table-cell table:number-columns-repeated="3"/>
          <table:table-cell table:style-name="ce13" table:formula="of:=[.AE17]-ROUND([.$D$23]*SIN([.AE$22]);0)" office:value-type="float" office:value="-999" calcext:value-type="float">
            <text:p>-999</text:p>
          </table:table-cell>
          <table:table-cell table:number-columns-repeated="3"/>
          <table:table-cell table:style-name="ce13" table:formula="of:=[.AI17]-ROUND([.$D$23]*SIN([.AI$22]);0)" office:value-type="float" office:value="-791" calcext:value-type="float">
            <text:p>-791</text:p>
          </table:table-cell>
          <table:table-cell table:number-columns-repeated="3"/>
          <table:table-cell table:style-name="ce13" table:formula="of:=[.AM17]-ROUND([.$D$23]*SIN([.AM$22]);0)" office:value-type="float" office:value="117" calcext:value-type="float">
            <text:p>117</text:p>
          </table:table-cell>
          <table:table-cell table:number-columns-repeated="3"/>
          <table:table-cell table:style-name="ce13" table:formula="of:=[.AQ17]-ROUND([.$D$23]*SIN([.AQ$22]);0)" office:value-type="float" office:value="-1173" calcext:value-type="float">
            <text:p>-1173</text:p>
          </table:table-cell>
          <table:table-cell table:number-columns-repeated="3"/>
          <table:table-cell table:style-name="ce13" table:formula="of:=[.AU17]-ROUND([.$D$23]*SIN([.AU$22]);0)" office:value-type="float" office:value="1667" calcext:value-type="float">
            <text:p>1667</text:p>
          </table:table-cell>
          <table:table-cell table:number-columns-repeated="3"/>
          <table:table-cell table:style-name="ce13" table:formula="of:=[.AY17]-ROUND([.$D$23]*SIN([.AY$22]);0)" office:value-type="float" office:value="-360" calcext:value-type="float">
            <text:p>-36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/>
          <table:table-cell table:formula="of:=ROUND([.B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2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1 X</text:p>
          </table:table-cell>
          <table:table-cell/>
          <table:table-cell table:formula="of:=[.C$15]+ROUND([.B2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2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2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2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2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2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2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2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2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2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2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2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2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2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2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2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2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82" calcext:value-type="float">
            <text:p>182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2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2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2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2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32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4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4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4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4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4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4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4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4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4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4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4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4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4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4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4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4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4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4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4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4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4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698" calcext:value-type="float">
            <text:p>-13698</text:p>
          </table:table-cell>
          <table:table-cell table:style-name="ce18" table:formula="of:=ROUND([.C54]/([.$A$1]/[.$B$1])*([.$A$2]/[.$B$2]);0)" office:value-type="float" office:value="-766" calcext:value-type="float">
            <text:p>-76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000" calcext:value-type="float">
            <text:p>-27000</text:p>
          </table:table-cell>
          <table:table-cell table:style-name="ce18" table:formula="of:=ROUND([.G54]/([.$A$1]/[.$B$1])*([.$A$2]/[.$B$2]);0)" office:value-type="float" office:value="-1509" calcext:value-type="float">
            <text:p>-150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99" calcext:value-type="float">
            <text:p>-22599</text:p>
          </table:table-cell>
          <table:table-cell table:style-name="ce18" table:formula="of:=ROUND([.K54]/([.$A$1]/[.$B$1])*([.$A$2]/[.$B$2]);0)" office:value-type="float" office:value="-1263" calcext:value-type="float">
            <text:p>-12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4" calcext:value-type="float">
            <text:p>-28204</text:p>
          </table:table-cell>
          <table:table-cell table:style-name="ce18" table:formula="of:=ROUND([.O54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S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4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2900" calcext:value-type="float">
            <text:p>-22900</text:p>
          </table:table-cell>
          <table:table-cell table:style-name="ce18" table:formula="of:=ROUND([.C55]/([.$A$1]/[.$B$1])*([.$A$2]/[.$B$2]);0)" office:value-type="float" office:value="-1280" calcext:value-type="float">
            <text:p>-128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800" calcext:value-type="float">
            <text:p>-25800</text:p>
          </table:table-cell>
          <table:table-cell table:style-name="ce18" table:formula="of:=ROUND([.G55]/([.$A$1]/[.$B$1])*([.$A$2]/[.$B$2]);0)" office:value-type="float" office:value="-1442" calcext:value-type="float">
            <text:p>-144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298" calcext:value-type="float">
            <text:p>-20298</text:p>
          </table:table-cell>
          <table:table-cell table:style-name="ce18" table:formula="of:=ROUND([.K55]/([.$A$1]/[.$B$1])*([.$A$2]/[.$B$2]);0)" office:value-type="float" office:value="-1135" calcext:value-type="float">
            <text:p>-11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800" calcext:value-type="float">
            <text:p>-17800</text:p>
          </table:table-cell>
          <table:table-cell table:style-name="ce18" table:formula="of:=ROUND([.O55]/([.$A$1]/[.$B$1])*([.$A$2]/[.$B$2]);0)" office:value-type="float" office:value="-995" calcext:value-type="float">
            <text:p>-99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6000" calcext:value-type="float">
            <text:p>-26000</text:p>
          </table:table-cell>
          <table:table-cell table:style-name="ce18" table:formula="of:=ROUND([.S55]/([.$A$1]/[.$B$1])*([.$A$2]/[.$B$2]);0)" office:value-type="float" office:value="-1454" calcext:value-type="float">
            <text:p>-145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5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C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G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697" calcext:value-type="float">
            <text:p>-22697</text:p>
          </table:table-cell>
          <table:table-cell table:style-name="ce12" table:formula="of:=ROUND([.K56]/([.$A$1]/[.$B$1])*([.$A$2]/[.$B$2]);0)" office:value-type="float" office:value="-1269" calcext:value-type="float">
            <text:p>-126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402" calcext:value-type="float">
            <text:p>-22402</text:p>
          </table:table-cell>
          <table:table-cell table:style-name="ce12" table:formula="of:=ROUND([.O56]/([.$A$1]/[.$B$1])*([.$A$2]/[.$B$2]);0)" office:value-type="float" office:value="-1252" calcext:value-type="float">
            <text:p>-125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400" calcext:value-type="float">
            <text:p>-23400</text:p>
          </table:table-cell>
          <table:table-cell table:style-name="ce12" table:formula="of:=ROUND([.S56]/([.$A$1]/[.$B$1])*([.$A$2]/[.$B$2]);0)" office:value-type="float" office:value="-1308" calcext:value-type="float">
            <text:p>-1308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6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0502" calcext:value-type="float">
            <text:p>-20502</text:p>
          </table:table-cell>
          <table:table-cell table:style-name="ce12" table:formula="of:=ROUND([.C57]/([.$A$1]/[.$B$1])*([.$A$2]/[.$B$2]);0)" office:value-type="float" office:value="-1146" calcext:value-type="float">
            <text:p>-114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9701" calcext:value-type="float">
            <text:p>-19701</text:p>
          </table:table-cell>
          <table:table-cell table:style-name="ce12" table:formula="of:=ROUND([.G57]/([.$A$1]/[.$B$1])*([.$A$2]/[.$B$2]);0)" office:value-type="float" office:value="-1101" calcext:value-type="float">
            <text:p>-110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096" calcext:value-type="float">
            <text:p>-14096</text:p>
          </table:table-cell>
          <table:table-cell table:style-name="ce12" table:formula="of:=ROUND([.K57]/([.$A$1]/[.$B$1])*([.$A$2]/[.$B$2]);0)" office:value-type="float" office:value="-788" calcext:value-type="float">
            <text:p>-78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6900" calcext:value-type="float">
            <text:p>-16900</text:p>
          </table:table-cell>
          <table:table-cell table:style-name="ce12" table:formula="of:=ROUND([.O57]/([.$A$1]/[.$B$1])*([.$A$2]/[.$B$2]);0)" office:value-type="float" office:value="-945" calcext:value-type="float">
            <text:p>-94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600" calcext:value-type="float">
            <text:p>-21600</text:p>
          </table:table-cell>
          <table:table-cell table:style-name="ce12" table:formula="of:=ROUND([.S57]/([.$A$1]/[.$B$1])*([.$A$2]/[.$B$2]);0)" office:value-type="float" office:value="-1208" calcext:value-type="float">
            <text:p>-120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7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-27101" calcext:value-type="float">
            <text:p>-27101</text:p>
          </table:table-cell>
          <table:table-cell table:formula="of:=ROUND([.C58]/([.$A$1]/[.$B$1])*([.$A$2]/[.$B$2]);0)" office:value-type="float" office:value="-1515" calcext:value-type="float">
            <text:p>-151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297" calcext:value-type="float">
            <text:p>-19297</text:p>
          </table:table-cell>
          <table:table-cell table:formula="of:=ROUND([.G58]/([.$A$1]/[.$B$1])*([.$A$2]/[.$B$2]);0)" office:value-type="float" office:value="-1079" calcext:value-type="float">
            <text:p>-107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698" calcext:value-type="float">
            <text:p>-12698</text:p>
          </table:table-cell>
          <table:table-cell table:formula="of:=ROUND([.K58]/([.$A$1]/[.$B$1])*([.$A$2]/[.$B$2]);0)" office:value-type="float" office:value="-710" calcext:value-type="float">
            <text:p>-71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400" calcext:value-type="float">
            <text:p>-22400</text:p>
          </table:table-cell>
          <table:table-cell table:formula="of:=ROUND([.O58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8000" calcext:value-type="float">
            <text:p>-18000</text:p>
          </table:table-cell>
          <table:table-cell table:formula="of:=ROUND([.S58]/([.$A$1]/[.$B$1])*([.$A$2]/[.$B$2]);0)" office:value-type="float" office:value="-1006" calcext:value-type="float">
            <text:p>-100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58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-15300" calcext:value-type="float">
            <text:p>-15300</text:p>
          </table:table-cell>
          <table:table-cell table:formula="of:=ROUND([.C59]/([.$A$1]/[.$B$1])*([.$A$2]/[.$B$2]);0)" office:value-type="float" office:value="-855" calcext:value-type="float">
            <text:p>-85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000" calcext:value-type="float">
            <text:p>-21000</text:p>
          </table:table-cell>
          <table:table-cell table:formula="of:=ROUND([.G59]/([.$A$1]/[.$B$1])*([.$A$2]/[.$B$2]);0)" office:value-type="float" office:value="-1174" calcext:value-type="float">
            <text:p>-117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6098" calcext:value-type="float">
            <text:p>-16098</text:p>
          </table:table-cell>
          <table:table-cell table:formula="of:=ROUND([.K59]/([.$A$1]/[.$B$1])*([.$A$2]/[.$B$2]);0)" office:value-type="float" office:value="-900" calcext:value-type="float">
            <text:p>-90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2400" calcext:value-type="float">
            <text:p>-22400</text:p>
          </table:table-cell>
          <table:table-cell table:formula="of:=ROUND([.O59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199" calcext:value-type="float">
            <text:p>-21199</text:p>
          </table:table-cell>
          <table:table-cell table:formula="of:=ROUND([.S59]/([.$A$1]/[.$B$1])*([.$A$2]/[.$B$2]);0)" office:value-type="float" office:value="-1185" calcext:value-type="float">
            <text:p>-118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59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100" calcext:value-type="float">
            <text:p>-14100</text:p>
          </table:table-cell>
          <table:table-cell table:style-name="ce11" table:formula="of:=ROUND([.C60]/([.$A$1]/[.$B$1])*([.$A$2]/[.$B$2]);0)" office:value-type="float" office:value="-788" calcext:value-type="float">
            <text:p>-78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399" calcext:value-type="float">
            <text:p>-18399</text:p>
          </table:table-cell>
          <table:table-cell table:style-name="ce11" table:formula="of:=ROUND([.G60]/([.$A$1]/[.$B$1])*([.$A$2]/[.$B$2]);0)" office:value-type="float" office:value="-1029" calcext:value-type="float">
            <text:p>-102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687" calcext:value-type="float">
            <text:p>-13687</text:p>
          </table:table-cell>
          <table:table-cell table:style-name="ce11" table:formula="of:=ROUND([.K60]/([.$A$1]/[.$B$1])*([.$A$2]/[.$B$2]);0)" office:value-type="float" office:value="-765" calcext:value-type="float">
            <text:p>-7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8115" calcext:value-type="float">
            <text:p>-28115</text:p>
          </table:table-cell>
          <table:table-cell table:style-name="ce11" table:formula="of:=ROUND([.O60]/([.$A$1]/[.$B$1])*([.$A$2]/[.$B$2]);0)" office:value-type="float" office:value="-1572" calcext:value-type="float">
            <text:p>-157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700" calcext:value-type="float">
            <text:p>-18700</text:p>
          </table:table-cell>
          <table:table-cell table:style-name="ce11" table:formula="of:=ROUND([.S60]/([.$A$1]/[.$B$1])*([.$A$2]/[.$B$2]);0)" office:value-type="float" office:value="-1045" calcext:value-type="float">
            <text:p>-104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0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901" calcext:value-type="float">
            <text:p>-17901</text:p>
          </table:table-cell>
          <table:table-cell table:style-name="ce11" table:formula="of:=ROUND([.C61]/([.$A$1]/[.$B$1])*([.$A$2]/[.$B$2]);0)" office:value-type="float" office:value="-1001" calcext:value-type="float">
            <text:p>-100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G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1898" calcext:value-type="float">
            <text:p>-21898</text:p>
          </table:table-cell>
          <table:table-cell table:style-name="ce11" table:formula="of:=ROUND([.K61]/([.$A$1]/[.$B$1])*([.$A$2]/[.$B$2]);0)" office:value-type="float" office:value="-1224" calcext:value-type="float">
            <text:p>-12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299" calcext:value-type="float">
            <text:p>-22299</text:p>
          </table:table-cell>
          <table:table-cell table:style-name="ce11" table:formula="of:=ROUND([.O61]/([.$A$1]/[.$B$1])*([.$A$2]/[.$B$2]);0)" office:value-type="float" office:value="-1247" calcext:value-type="float">
            <text:p>-12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S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1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100" calcext:value-type="float">
            <text:p>-27100</text:p>
          </table:table-cell>
          <table:table-cell table:style-name="ce18" table:formula="of:=ROUND([.G65]/([.$A$1]/[.$B$1])*([.$A$2]/[.$B$2]);0)" office:value-type="float" office:value="-1515" calcext:value-type="float">
            <text:p>-1515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0" calcext:value-type="float">
            <text:p>-28200</text:p>
          </table:table-cell>
          <table:table-cell table:style-name="ce18" table:formula="of:=ROUND([.K65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5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100" calcext:value-type="float">
            <text:p>-15100</text:p>
          </table:table-cell>
          <table:table-cell table:style-name="ce18" table:formula="of:=ROUND([.G66]/([.$A$1]/[.$B$1])*([.$A$2]/[.$B$2]);0)" office:value-type="float" office:value="-844" calcext:value-type="float">
            <text:p>-84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599" calcext:value-type="float">
            <text:p>-17599</text:p>
          </table:table-cell>
          <table:table-cell table:style-name="ce18" table:formula="of:=ROUND([.K66]/([.$A$1]/[.$B$1])*([.$A$2]/[.$B$2]);0)" office:value-type="float" office:value="-984" calcext:value-type="float">
            <text:p>-98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6900" calcext:value-type="float">
            <text:p>-26900</text:p>
          </table:table-cell>
          <table:table-cell table:style-name="ce12" table:formula="of:=ROUND([.G67]/([.$A$1]/[.$B$1])*([.$A$2]/[.$B$2]);0)" office:value-type="float" office:value="-1504" calcext:value-type="float">
            <text:p>-15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8200" calcext:value-type="float">
            <text:p>-28200</text:p>
          </table:table-cell>
          <table:table-cell table:style-name="ce12" table:formula="of:=ROUND([.K67]/([.$A$1]/[.$B$1])*([.$A$2]/[.$B$2]);0)" office:value-type="float" office:value="-1577" calcext:value-type="float">
            <text:p>-157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99" calcext:value-type="float">
            <text:p>-11699</text:p>
          </table:table-cell>
          <table:table-cell table:style-name="ce12" table:formula="of:=ROUND([.G68]/([.$A$1]/[.$B$1])*([.$A$2]/[.$B$2]);0)" office:value-type="float" office:value="-654" calcext:value-type="float">
            <text:p>-65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600" calcext:value-type="float">
            <text:p>-14600</text:p>
          </table:table-cell>
          <table:table-cell table:style-name="ce12" table:formula="of:=ROUND([.K68]/([.$A$1]/[.$B$1])*([.$A$2]/[.$B$2]);0)" office:value-type="float" office:value="-816" calcext:value-type="float">
            <text:p>-81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493" calcext:value-type="float">
            <text:p>-13493</text:p>
          </table:table-cell>
          <table:table-cell table:formula="of:=ROUND([.G69]/([.$A$1]/[.$B$1])*([.$A$2]/[.$B$2]);0)" office:value-type="float" office:value="-754" calcext:value-type="float">
            <text:p>-75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700" calcext:value-type="float">
            <text:p>-22700</text:p>
          </table:table-cell>
          <table:table-cell table:formula="of:=ROUND([.K69]/([.$A$1]/[.$B$1])*([.$A$2]/[.$B$2]);0)" office:value-type="float" office:value="-1269" calcext:value-type="float">
            <text:p>-126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6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1800" calcext:value-type="float">
            <text:p>-11800</text:p>
          </table:table-cell>
          <table:table-cell table:formula="of:=ROUND([.G70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2998" calcext:value-type="float">
            <text:p>-12998</text:p>
          </table:table-cell>
          <table:table-cell table:formula="of:=ROUND([.K70]/([.$A$1]/[.$B$1])*([.$A$2]/[.$B$2]);0)" office:value-type="float" office:value="-727" calcext:value-type="float">
            <text:p>-72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7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700" calcext:value-type="float">
            <text:p>-13700</text:p>
          </table:table-cell>
          <table:table-cell table:style-name="ce11" table:formula="of:=ROUND([.G71]/([.$A$1]/[.$B$1])*([.$A$2]/[.$B$2]);0)" office:value-type="float" office:value="-766" calcext:value-type="float">
            <text:p>-76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2600" calcext:value-type="float">
            <text:p>-22600</text:p>
          </table:table-cell>
          <table:table-cell table:style-name="ce11" table:formula="of:=ROUND([.K71]/([.$A$1]/[.$B$1])*([.$A$2]/[.$B$2]);0)" office:value-type="float" office:value="-1263" calcext:value-type="float">
            <text:p>-126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800" calcext:value-type="float">
            <text:p>-17800</text:p>
          </table:table-cell>
          <table:table-cell table:style-name="ce11" table:formula="of:=ROUND([.G72]/([.$A$1]/[.$B$1])*([.$A$2]/[.$B$2]);0)" office:value-type="float" office:value="-995" calcext:value-type="float">
            <text:p>-99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6698" calcext:value-type="float">
            <text:p>-16698</text:p>
          </table:table-cell>
          <table:table-cell table:style-name="ce11" table:formula="of:=ROUND([.K72]/([.$A$1]/[.$B$1])*([.$A$2]/[.$B$2]);0)" office:value-type="float" office:value="-934" calcext:value-type="float">
            <text:p>-93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8399" calcext:value-type="float">
            <text:p>-18399</text:p>
          </table:table-cell>
          <table:table-cell table:style-name="ce18" table:formula="of:=ROUND([.K76]/([.$A$1]/[.$B$1])*([.$A$2]/[.$B$2]))" office:value-type="float" office:value="-1029" calcext:value-type="float">
            <text:p>-102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400" calcext:value-type="float">
            <text:p>-25400</text:p>
          </table:table-cell>
          <table:table-cell table:style-name="ce18" table:formula="of:=ROUND([.K77]/([.$A$1]/[.$B$1])*([.$A$2]/[.$B$2]))" office:value-type="float" office:value="-1420" calcext:value-type="float">
            <text:p>-142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699" calcext:value-type="float">
            <text:p>-17699</text:p>
          </table:table-cell>
          <table:table-cell table:style-name="ce12" table:formula="of:=ROUND([.K78]/([.$A$1]/[.$B$1])*([.$A$2]/[.$B$2]))" office:value-type="float" office:value="-989" calcext:value-type="float">
            <text:p>-98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400" calcext:value-type="float">
            <text:p>-21400</text:p>
          </table:table-cell>
          <table:table-cell table:style-name="ce12" table:formula="of:=ROUND([.K79]/([.$A$1]/[.$B$1])*([.$A$2]/[.$B$2]))" office:value-type="float" office:value="-1196" calcext:value-type="float">
            <text:p>-119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4399" calcext:value-type="float">
            <text:p>-14399</text:p>
          </table:table-cell>
          <table:table-cell table:formula="of:=ROUND([.K80]/([.$A$1]/[.$B$1])*([.$A$2]/[.$B$2]))" office:value-type="float" office:value="-805" calcext:value-type="float">
            <text:p>-80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8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400" calcext:value-type="float">
            <text:p>-21400</text:p>
          </table:table-cell>
          <table:table-cell table:formula="of:=ROUND([.K81]/([.$A$1]/[.$B$1])*([.$A$2]/[.$B$2]))" office:value-type="float" office:value="-1196" calcext:value-type="float">
            <text:p>-119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8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399" calcext:value-type="float">
            <text:p>-14399</text:p>
          </table:table-cell>
          <table:table-cell table:style-name="ce11" table:formula="of:=ROUND([.K82]/([.$A$1]/[.$B$1])*([.$A$2]/[.$B$2]))" office:value-type="float" office:value="-805" calcext:value-type="float">
            <text:p>-80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400" calcext:value-type="float">
            <text:p>-25400</text:p>
          </table:table-cell>
          <table:table-cell table:style-name="ce11" table:formula="of:=ROUND([.K83]/([.$A$1]/[.$B$1])*([.$A$2]/[.$B$2]))" office:value-type="float" office:value="-1420" calcext:value-type="float">
            <text:p>-142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8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9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9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9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4]/([.$A$1]/[.$B$1])*([.$A$2]/[.$B$2]))" office:value-type="float" office:value="0" calcext:value-type="float">
            <text:p>0</text:p>
          </table:table-cell>
          <table:table-cell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5:48:05.219952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3:24:22.993823478</meta:creation-date>
    <dc:date>2024-01-01T16:06:36.209832551</dc:date>
    <meta:editing-duration>P2DT11H4M59S</meta:editing-duration>
    <meta:editing-cycles>190</meta:editing-cycles>
    <meta:generator>LibreOffice/7.5.7.1$Linux_X86_64 LibreOffice_project/50$Build-1</meta:generator>
    <meta:document-statistic meta:table-count="2" meta:cell-count="3398" meta:object-count="0"/>
  </office:meta>
</office:document-meta>
</file>